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text-underline-style="none" officeooo:rsid="00138e85" officeooo:paragraph-rsid="00138e85" style:font-size-asian="12pt" style:font-size-complex="12pt"/>
    </style:style>
    <style:style style:name="P2" style:family="paragraph" style:parent-style-name="Text_20_body">
      <style:text-properties style:font-name="Arial" fo:font-size="12pt" officeooo:paragraph-rsid="00131b1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5pt" style:text-underline-style="none" officeooo:rsid="00432195" officeooo:paragraph-rsid="00131b15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f9488" officeooo:paragraph-rsid="00131b1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20696" officeooo:paragraph-rsid="00131b15" style:font-size-asian="12pt" style:font-size-complex="12pt"/>
    </style:style>
    <style:style style:name="P6" style:family="paragraph" style:parent-style-name="Text_20_body">
      <style:text-properties style:font-name="Arial" fo:font-size="12pt" style:text-underline-style="none" officeooo:rsid="0013aee2" officeooo:paragraph-rsid="0013aee2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officeooo:rsid="0044764a"/>
    </style:style>
    <style:style style:name="T2" style:family="text">
      <style:text-properties officeooo:rsid="003e53cd"/>
    </style:style>
    <style:style style:name="T3" style:family="text">
      <style:text-properties fo:font-size="20pt" officeooo:rsid="003e53cd" style:font-size-asian="20pt" style:font-size-complex="20pt"/>
    </style:style>
    <style:style style:name="gr1" style:family="graphic">
      <style:graphic-properties draw:stroke="solid" draw:stroke-dash="Fine_20_Dotted"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tab/><text:tab/><text:tab/><text:tab/></text:span><text:span text:style-name="T3"> PicsDraw – Python</text:span></text:p>
      <text:p text:style-name="P5"><draw:line text:anchor-type="paragraph" draw:z-index="0" draw:name="Forme44" draw:style-name="gr1" draw:text-style-name="P7" svg:x1="0.275cm" svg:y1="0.529cm" svg:x2="16.194cm" svg:y2="0.529cm"><text:p/></draw:line></text:p>
      <text:p text:style-name="P5"/>
      <text:p text:style-name="P3"><text:span text:style-name="T1">III-3 </text:span>ANNEXES : </text:p>
      <text:p text:style-name="P2"/>
      <text:p text:style-name="P6">### PICS DRAW ###</text:p>
      <text:p text:style-name="P6">"""BIBLIOTHEQUES"""</text:p>
      <text:p text:style-name="P6">from lycee import*</text:p>
      <text:p text:style-name="P6">from tkinter import *</text:p>
      <text:p text:style-name="P6">from tkinter.filedialog import*</text:p>
      <text:p text:style-name="P6">from tkinter.messagebox import *</text:p>
      <text:p text:style-name="P6">from PIL import Image, ImageTk, ImageGrab</text:p>
      <text:p text:style-name="P6"/>
      <text:p text:style-name="P6"/>
      <text:p text:style-name="P6">""""""""""""""""""""""""""""""""""""""""""""""""""""""""""""""""""""""""""""""""</text:p>
      <text:p text:style-name="P6"/>
      <text:p text:style-name="P6">"""FENETER PRINCIPAL"""</text:p>
      <text:p text:style-name="P6"/>
      <text:p text:style-name="P6">#CREATION FENETRE PRINCIPALE</text:p>
      <text:p text:style-name="P6">Fenetre=Tk()</text:p>
      <text:p text:style-name="P6">Fenetre.title("PicsDraw")</text:p>
      <text:p text:style-name="P6">Fond = Canvas(Fenetre,width=750,height=502,bg="white")</text:p>
      <text:p text:style-name="P6">Fond.grid()</text:p>
      <text:p text:style-name="P6"/>
      <text:p text:style-name="P6">#Image</text:p>
      <text:p text:style-name="P6">FichFond=PhotoImage(file="menu_fond.gif")</text:p>
      <text:p text:style-name="P6">FichCH1=PhotoImage(file="RP_OFF.gif")</text:p>
      <text:p text:style-name="P6">FichCH2=PhotoImage(file="D_OFF.gif")</text:p>
      <text:p text:style-name="P6"/>
      <text:p text:style-name="P6">#Position des boutons</text:p>
      <text:p text:style-name="P6">Fond.create_image(0,0,image=FichFond,anchor='nw')</text:p>
      <text:p text:style-name="P6">CH1 = Fond.create_image(106,115,image=FichCH1,anchor='nw')</text:p>
      <text:p text:style-name="P6"><text:soft-page-break/>CH2 = Fond.create_image(541,111,image=FichCH2,anchor='nw')</text:p>
      <text:p text:style-name="P6">choix = 0</text:p>
      <text:p text:style-name="P6"/>
      <text:p text:style-name="P6"/>
      <text:p text:style-name="P6">"""VARIALBE"""</text:p>
      <text:p text:style-name="P6">#INITIALISATION VARIABLE-DESSIN</text:p>
      <text:p text:style-name="P6">b1 = "up"</text:p>
      <text:p text:style-name="P6">xold, yold = None,None</text:p>
      <text:p text:style-name="P6">police="arial"</text:p>
      <text:p text:style-name="P6">u="black"</text:p>
      <text:p text:style-name="P6">w=1</text:p>
      <text:p text:style-name="P6"/>
      <text:p text:style-name="P6"/>
      <text:p text:style-name="P6">"""FONCTION"""</text:p>
      <text:p text:style-name="P6"/>
      <text:p text:style-name="P6">#Fonction position pour l'activation du choix : RETOUCHE PHOTO/DESSIN</text:p>
      <text:p text:style-name="P6">def deplace(evt) :</text:p>
      <text:p text:style-name="P6"><text:s text:c="4"/>global choix, nouvchoix, FichCH1, FichCH2</text:p>
      <text:p text:style-name="P6"/>
      <text:p text:style-name="P6"><text:s text:c="4"/>if 120 &lt;= evt.y &lt; 200:</text:p>
      <text:p text:style-name="P6"><text:s text:c="8"/>if 100 &lt;= evt.x &lt; 300 :</text:p>
      <text:p text:style-name="P6"><text:s text:c="12"/>nouvchoix = 1</text:p>
      <text:p text:style-name="P6"><text:s text:c="8"/>elif 550&lt;= evt.x &lt; 730 :</text:p>
      <text:p text:style-name="P6"><text:s text:c="12"/>nouvchoix = 2</text:p>
      <text:p text:style-name="P6"><text:s text:c="8"/>else :</text:p>
      <text:p text:style-name="P6"><text:s text:c="12"/>nouvchoix = 0</text:p>
      <text:p text:style-name="P6"><text:s text:c="4"/>else :</text:p>
      <text:p text:style-name="P6"><text:s text:c="6"/>nouvchoix = 0</text:p>
      <text:p text:style-name="P6"/>
      <text:p text:style-name="P6"><text:s text:c="4"/>if choix != nouvchoix :</text:p>
      <text:p text:style-name="P6"><text:s text:c="8"/>if choix == 1 :</text:p>
      <text:p text:style-name="P6"><text:soft-page-break/><text:s text:c="12"/>FichCH1=PhotoImage(file="RP_OFF.gif")</text:p>
      <text:p text:style-name="P6"><text:s text:c="12"/>Fond.itemconfig(CH1,image=FichCH1)</text:p>
      <text:p text:style-name="P6"><text:s text:c="8"/>elif choix == 2 :</text:p>
      <text:p text:style-name="P6"><text:s text:c="12"/>FichCH2=PhotoImage(file="D_OFF.gif")</text:p>
      <text:p text:style-name="P6"><text:s text:c="12"/>Fond.itemconfig(CH2,image=FichCH2)</text:p>
      <text:p text:style-name="P6"/>
      <text:p text:style-name="P6"><text:s text:c="8"/>if nouvchoix == 1 :</text:p>
      <text:p text:style-name="P6"><text:s text:c="12"/>FichCH1=PhotoImage(file="RP_ON.gif")</text:p>
      <text:p text:style-name="P6"><text:s text:c="12"/>Fond.itemconfig(CH1,image=FichCH1)</text:p>
      <text:p text:style-name="P6"><text:s text:c="8"/>elif nouvchoix == 2 :</text:p>
      <text:p text:style-name="P6"><text:s text:c="12"/>FichCH2=PhotoImage(file="D_ON.gif")</text:p>
      <text:p text:style-name="P6"><text:s text:c="12"/>Fond.itemconfig(CH2,image=FichCH2)</text:p>
      <text:p text:style-name="P6"><text:s text:c="4"/>choix = nouvchoix</text:p>
      <text:p text:style-name="P6"/>
      <text:p text:style-name="P6"/>
      <text:p text:style-name="P6">"""RETOUCHE PHOTO"""</text:p>
      <text:p text:style-name="P6"/>
      <text:p text:style-name="P6">def Fonction(evt) :</text:p>
      <text:p text:style-name="P6"/>
      <text:p text:style-name="P6"><text:s text:c="4"/>#CHOIX RETOUCHE PHOTO</text:p>
      <text:p text:style-name="P6"><text:s text:c="4"/>if choix == 1 :</text:p>
      <text:p text:style-name="P6"/>
      <text:p text:style-name="P6"><text:s text:c="8"/>#FENETRE</text:p>
      <text:p text:style-name="P6"><text:s text:c="8"/>fenetre=Toplevel(Fenetre)</text:p>
      <text:p text:style-name="P6"><text:s text:c="8"/>fenetre.geometry("1200x600")</text:p>
      <text:p text:style-name="P6"><text:s text:c="8"/>fenetre.title("Retouche Photo")</text:p>
      <text:p text:style-name="P6"/>
      <text:p text:style-name="P6"><text:s text:c="8"/>#CANEVAS - VISUEL</text:p>
      <text:p text:style-name="P6"><text:s text:c="8"/>Fond = Canvas(fenetre,width=1200,height=600,bg="grey")</text:p>
      <text:p text:style-name="P6"><text:s text:c="8"/>Fond.grid()</text:p>
      <text:p text:style-name="P6"><text:s text:c="8"/>Can1 = Canvas(fenetre,width=465,height=465,bg="black")</text:p>
      <text:p text:style-name="P6"><text:soft-page-break/><text:s text:c="8"/>Can1.place(x=18,y=48)</text:p>
      <text:p text:style-name="P6"><text:s text:c="8"/>Can2 = Canvas(fenetre,width=465,height=465,bg="black")</text:p>
      <text:p text:style-name="P6"><text:s text:c="8"/>Can2.place(x=489,y=48)</text:p>
      <text:p text:style-name="P6"><text:s text:c="8"/>Can12 = Canvas(fenetre,width=450,height=450,bg="white")</text:p>
      <text:p text:style-name="P6"><text:s text:c="8"/>Can12.place(x=25,y=55)</text:p>
      <text:p text:style-name="P6"><text:s text:c="8"/>Can22 = Canvas(fenetre,width=450,height=450,bg="white")</text:p>
      <text:p text:style-name="P6"><text:s text:c="8"/>Can22.place(x=497,y=55)</text:p>
      <text:p text:style-name="P6"/>
      <text:p text:style-name="P6"><text:s text:c="8"/>#VARIABLE- AFFICHAGE IMAGE</text:p>
      <text:p text:style-name="P6"><text:s text:c="8"/>Can22.img=PhotoImage()</text:p>
      <text:p text:style-name="P6"/>
      <text:p text:style-name="P6"/>
      <text:p text:style-name="P6"/>
      <text:p text:style-name="P6"><text:s text:c="8"/>"""FONCTIONS"""</text:p>
      <text:p text:style-name="P6"><text:s text:c="8"/>#ENREGISTRER IMAGE</text:p>
      <text:p text:style-name="P6"><text:s text:c="8"/>def save():</text:p>
      <text:p text:style-name="P6"><text:s text:c="12"/>png=options={}</text:p>
      <text:p text:style-name="P6"><text:s text:c="12"/>options['defaultextension']='.png'</text:p>
      <text:p text:style-name="P6"><text:s text:c="12"/>save=asksaveasfile('w',**png)</text:p>
      <text:p text:style-name="P6"><text:s text:c="12"/>imNew2.save(save.name)</text:p>
      <text:p text:style-name="P6"><text:s text:c="12"/>imNew.save(save.name)</text:p>
      <text:p text:style-name="P6"><text:s text:c="12"/>askokcancel("Sauver dans",save)</text:p>
      <text:p text:style-name="P6"/>
      <text:p text:style-name="P6"><text:s text:c="8"/>#OUVRIR IMAGE</text:p>
      <text:p text:style-name="P6"><text:s text:c="8"/>def un():</text:p>
      <text:p text:style-name="P6"><text:s text:c="12"/>global fichier,img</text:p>
      <text:p text:style-name="P6"><text:s text:c="12"/>fichier=str()</text:p>
      <text:p text:style-name="P6"><text:s text:c="12"/>fichier=askopenfilename()</text:p>
      <text:p text:style-name="P6"><text:s text:c="12"/>askokcancel("Le nom du fichier est",fichier)</text:p>
      <text:p text:style-name="P6"><text:s text:c="12"/>Im=Image.open(fichier)</text:p>
      <text:p text:style-name="P6"><text:s text:c="12"/>img=Im.resize((450,450))</text:p>
      <text:p text:style-name="P6"><text:soft-page-break/><text:s text:c="12"/>Can12.image=ImageTk.PhotoImage(img)</text:p>
      <text:p text:style-name="P6"><text:s text:c="12"/>Can12.create_image(0,0,image=Can12.image,anchor='nw')</text:p>
      <text:p text:style-name="P6"/>
      <text:p text:style-name="P6"><text:s text:c="8"/>#OUVERTURE IMAGES POUR HDR + CREATION CANEVAS RESPECTIFS</text:p>
      <text:p text:style-name="P6"><text:s text:c="8"/>def deux():</text:p>
      <text:p text:style-name="P6"><text:s text:c="12"/>global img, img1, img2,fichier,fichier1,fichier2</text:p>
      <text:p text:style-name="P6"><text:s text:c="12"/>CanA = Canvas(fenetre,width=225,height=250,bg="white")</text:p>
      <text:p text:style-name="P6"><text:s text:c="12"/>CanB = Canvas(fenetre,width=225,height=250,bg="white")</text:p>
      <text:p text:style-name="P6"><text:s text:c="12"/>CanC = Canvas(fenetre,width=450,height=227,bg="white")</text:p>
      <text:p text:style-name="P6"><text:s text:c="12"/>fichier=str()</text:p>
      <text:p text:style-name="P6"><text:s text:c="12"/>fichier=askopenfilename()</text:p>
      <text:p text:style-name="P6"><text:s text:c="12"/>Im=Image.open(fichier)</text:p>
      <text:p text:style-name="P6"><text:s text:c="12"/>Im=Im.resize((225,250))</text:p>
      <text:p text:style-name="P6"><text:s text:c="12"/>fichier1=askopenfilename()</text:p>
      <text:p text:style-name="P6"><text:s text:c="12"/>im1=Image.open(fichier1)</text:p>
      <text:p text:style-name="P6"><text:s text:c="12"/>im1=im1.resize((225,250))</text:p>
      <text:p text:style-name="P6"><text:s text:c="12"/>fichier2=askopenfilename()</text:p>
      <text:p text:style-name="P6"><text:s text:c="12"/>im2=Image.open(fichier2)</text:p>
      <text:p text:style-name="P6"><text:s text:c="12"/>im2=im2.resize((450,227))</text:p>
      <text:p text:style-name="P6"><text:s text:c="12"/>CanA.image=ImageTk.PhotoImage(Im)</text:p>
      <text:p text:style-name="P6"><text:s text:c="12"/>CanA.create_image(0,0,image=CanA.image,anchor='nw')</text:p>
      <text:p text:style-name="P6"><text:s text:c="12"/>CanA.place(x=25,y=55)</text:p>
      <text:p text:style-name="P6"><text:s text:c="12"/>CanB.image=ImageTk.PhotoImage(im1)</text:p>
      <text:p text:style-name="P6"><text:s text:c="12"/>CanB.create_image(0,0,image=CanB.image,anchor='nw')</text:p>
      <text:p text:style-name="P6"><text:s text:c="12"/>CanB.place(x=250,y=55)</text:p>
      <text:p text:style-name="P6"><text:s text:c="12"/>CanC.image=ImageTk.PhotoImage(im2)</text:p>
      <text:p text:style-name="P6"><text:s text:c="12"/>CanC.create_image(0,0,image=CanC.image,anchor='nw')</text:p>
      <text:p text:style-name="P6"><text:s text:c="12"/>CanC.place(x=25,y=280)</text:p>
      <text:p text:style-name="P6"/>
      <text:p text:style-name="P6"/>
      <text:p text:style-name="P6">#PHOTOMATON</text:p>
      <text:p text:style-name="P6"><text:soft-page-break/><text:s text:c="8"/>def photomaton():</text:p>
      <text:p text:style-name="P6"><text:s text:c="12"/>global imNew</text:p>
      <text:p text:style-name="P6"><text:s text:c="12"/>data= list(img.getdata())</text:p>
      <text:p text:style-name="P6"><text:s text:c="12"/># x et y paire</text:p>
      <text:p text:style-name="P6"><text:s text:c="12"/>xypaire=[]</text:p>
      <text:p text:style-name="P6"><text:s text:c="12"/># x paire et y impaire</text:p>
      <text:p text:style-name="P6"><text:s text:c="12"/>xpaireyimp=[]</text:p>
      <text:p text:style-name="P6"><text:s text:c="12"/># <text:s/>x impaire et y paire</text:p>
      <text:p text:style-name="P6"><text:s text:c="12"/>ximpypaire=[]</text:p>
      <text:p text:style-name="P6"><text:s text:c="12"/># x et y impaire</text:p>
      <text:p text:style-name="P6"><text:s text:c="12"/>xyimp=[]</text:p>
      <text:p text:style-name="P6"><text:s text:c="12"/>x1= img.size[0]</text:p>
      <text:p text:style-name="P6"><text:s text:c="12"/>y1=img.size[1]</text:p>
      <text:p text:style-name="P6"><text:s text:c="12"/>x=0</text:p>
      <text:p text:style-name="P6"><text:s text:c="12"/>y=0</text:p>
      <text:p text:style-name="P6"><text:s text:c="12"/>a=len(data)-1</text:p>
      <text:p text:style-name="P6"/>
      <text:p text:style-name="P6"><text:s text:c="12"/>while x&lt;=a:</text:p>
      <text:p text:style-name="P6"><text:s text:c="20"/>if x % 2 ==0:</text:p>
      <text:p text:style-name="P6"><text:s text:c="23"/>R = data[x][0]</text:p>
      <text:p text:style-name="P6"><text:s text:c="23"/>V= data[x][1]</text:p>
      <text:p text:style-name="P6"><text:s text:c="23"/>B= data[x][2]</text:p>
      <text:p text:style-name="P6"><text:s text:c="23"/>x2=(R,V,B)</text:p>
      <text:p text:style-name="P6"><text:s text:c="23"/>xypaire.append(x2)</text:p>
      <text:p text:style-name="P6"><text:s text:c="23"/>xpaireyimp.append(x2)</text:p>
      <text:p text:style-name="P6"><text:s text:c="23"/>x=x+1</text:p>
      <text:p text:style-name="P6"/>
      <text:p text:style-name="P6"><text:s text:c="20"/>else:</text:p>
      <text:p text:style-name="P6"><text:s text:c="24"/>R = data[x][0]</text:p>
      <text:p text:style-name="P6"><text:s text:c="24"/>V= data[x][1]</text:p>
      <text:p text:style-name="P6"><text:s text:c="24"/>B= data[x][2]</text:p>
      <text:p text:style-name="P6"><text:soft-page-break/><text:s text:c="24"/>x3=(R,V,B)</text:p>
      <text:p text:style-name="P6"><text:s text:c="24"/>ximpypaire.append(x3)</text:p>
      <text:p text:style-name="P6"><text:s text:c="24"/>xyimp.append(x3)</text:p>
      <text:p text:style-name="P6"><text:s text:c="24"/>x=x+1</text:p>
      <text:p text:style-name="P6"><text:s text:c="12"/>while y&lt;=a:</text:p>
      <text:p text:style-name="P6"><text:s text:c="16"/>if y % 2 ==0:</text:p>
      <text:p text:style-name="P6"><text:s text:c="20"/>R = data[y][0]</text:p>
      <text:p text:style-name="P6"><text:s text:c="20"/>V= data[y][1]</text:p>
      <text:p text:style-name="P6"><text:s text:c="20"/>B= data[y][2]</text:p>
      <text:p text:style-name="P6"><text:s text:c="20"/>y2=(R,V,B)</text:p>
      <text:p text:style-name="P6"><text:s text:c="20"/>xypaire.append(y2)</text:p>
      <text:p text:style-name="P6"><text:s text:c="20"/>ximpypaire.append(y2)</text:p>
      <text:p text:style-name="P6"><text:s text:c="20"/>y=y+1</text:p>
      <text:p text:style-name="P6"/>
      <text:p text:style-name="P6"><text:s text:c="16"/>else:</text:p>
      <text:p text:style-name="P6"><text:s text:c="20"/>R = data[y][0]</text:p>
      <text:p text:style-name="P6"><text:s text:c="20"/>V= data[y][1]</text:p>
      <text:p text:style-name="P6"><text:s text:c="20"/>B= data[y][2]</text:p>
      <text:p text:style-name="P6"><text:s text:c="20"/>y3=((R,V,B))</text:p>
      <text:p text:style-name="P6"><text:s text:c="20"/>xyimp.append(y3)</text:p>
      <text:p text:style-name="P6"><text:s text:c="20"/>xpaireyimp.append(y3)</text:p>
      <text:p text:style-name="P6"><text:s text:c="20"/>y=y+1</text:p>
      <text:p text:style-name="P6"/>
      <text:p text:style-name="P6"><text:s text:c="12"/>imNew= Image.new(img.mode,img.size)</text:p>
      <text:p text:style-name="P6"><text:s text:c="12"/>imNew.putdata(xypaire)</text:p>
      <text:p text:style-name="P6"><text:s text:c="12"/>imNew.putdata(xpaireyimp)</text:p>
      <text:p text:style-name="P6"><text:s text:c="12"/>imNew.putdata(ximpypaire)</text:p>
      <text:p text:style-name="P6"><text:s text:c="12"/>imNew.putdata(xyimp)</text:p>
      <text:p text:style-name="P6"><text:s text:c="12"/>Can22.image=ImageTk.PhotoImage(imNew)</text:p>
      <text:p text:style-name="P6"><text:s text:c="12"/>Can22.create_image(0,0,image=Can22.image,anchor='nw')</text:p>
      <text:p text:style-name="P6"/>
      <text:p text:style-name="P6"><text:soft-page-break/></text:p>
      <text:p text:style-name="P6"><text:s text:c="8"/># POUR UTILISER LE PHOTOMATON PLUSIEURS FOIS</text:p>
      <text:p text:style-name="P6"><text:s text:c="8"/>def photomaton2():</text:p>
      <text:p text:style-name="P6"><text:s text:c="12"/>global imNew</text:p>
      <text:p text:style-name="P6"><text:s text:c="12"/>data= list(imNew.getdata())</text:p>
      <text:p text:style-name="P6"><text:s text:c="12"/>xypaire=[]</text:p>
      <text:p text:style-name="P6"><text:s text:c="12"/>xyimp=[]</text:p>
      <text:p text:style-name="P6"><text:s text:c="12"/>ximpypaire=[]</text:p>
      <text:p text:style-name="P6"><text:s text:c="12"/>xpaireyimp=[]</text:p>
      <text:p text:style-name="P6"><text:s text:c="12"/>x1= img.size[0]</text:p>
      <text:p text:style-name="P6"><text:s text:c="12"/>y1=img.size[1]</text:p>
      <text:p text:style-name="P6"><text:s text:c="12"/>x=0</text:p>
      <text:p text:style-name="P6"><text:s text:c="12"/>y=0</text:p>
      <text:p text:style-name="P6"><text:s text:c="12"/>a=len(data)-1</text:p>
      <text:p text:style-name="P6"/>
      <text:p text:style-name="P6"><text:s text:c="12"/>while x&lt;=a:</text:p>
      <text:p text:style-name="P6"><text:s text:c="20"/>if x % 2 ==0:</text:p>
      <text:p text:style-name="P6"><text:s text:c="23"/>R = data[x][0]</text:p>
      <text:p text:style-name="P6"><text:s text:c="23"/>V= data[x][1]</text:p>
      <text:p text:style-name="P6"><text:s text:c="23"/>B= data[x][2]</text:p>
      <text:p text:style-name="P6"><text:s text:c="23"/>x2=(R,V,B)</text:p>
      <text:p text:style-name="P6"><text:s text:c="23"/>xypaire.append(x2)</text:p>
      <text:p text:style-name="P6"><text:s text:c="23"/>xpaireyimp.append(x2)</text:p>
      <text:p text:style-name="P6"><text:s text:c="23"/>x=x+1</text:p>
      <text:p text:style-name="P6"/>
      <text:p text:style-name="P6"><text:s text:c="20"/>else:</text:p>
      <text:p text:style-name="P6"><text:s text:c="24"/>R = data[x][0]</text:p>
      <text:p text:style-name="P6"><text:s text:c="24"/>V= data[x][1]</text:p>
      <text:p text:style-name="P6"><text:s text:c="24"/>B= data[x][2]</text:p>
      <text:p text:style-name="P6"><text:s text:c="24"/>x3=(R,V,B)</text:p>
      <text:p text:style-name="P6"><text:s text:c="24"/>ximpypaire.append(x3)</text:p>
      <text:p text:style-name="P6"><text:soft-page-break/><text:s text:c="24"/>xyimp.append(x3)</text:p>
      <text:p text:style-name="P6"><text:s text:c="24"/>x=x+1</text:p>
      <text:p text:style-name="P6"><text:s text:c="12"/>while y&lt;=a:</text:p>
      <text:p text:style-name="P6"><text:s text:c="16"/>if y % 2 ==0:</text:p>
      <text:p text:style-name="P6"><text:s text:c="20"/>R = data[y][0]</text:p>
      <text:p text:style-name="P6"><text:s text:c="20"/>V= data[y][1]</text:p>
      <text:p text:style-name="P6"><text:s text:c="20"/>B= data[y][2]</text:p>
      <text:p text:style-name="P6"><text:s text:c="20"/>y2=(R,V,B)</text:p>
      <text:p text:style-name="P6"><text:s text:c="20"/>xypaire.append(y2)</text:p>
      <text:p text:style-name="P6"><text:s text:c="20"/>ximpypaire.append(y2)</text:p>
      <text:p text:style-name="P6"><text:s text:c="20"/>y=y+1</text:p>
      <text:p text:style-name="P6"/>
      <text:p text:style-name="P6"><text:s text:c="16"/>else:</text:p>
      <text:p text:style-name="P6"><text:s text:c="20"/>R = data[y][0]</text:p>
      <text:p text:style-name="P6"><text:s text:c="20"/>V= data[y][1]</text:p>
      <text:p text:style-name="P6"><text:s text:c="20"/>B= data[y][2]</text:p>
      <text:p text:style-name="P6"><text:s text:c="20"/>y3=((R,V,B))</text:p>
      <text:p text:style-name="P6"><text:s text:c="20"/>xyimp.append(y3)</text:p>
      <text:p text:style-name="P6"><text:s text:c="20"/>xpaireyimp.append(y3)</text:p>
      <text:p text:style-name="P6"><text:s text:c="20"/>y=y+1</text:p>
      <text:p text:style-name="P6"/>
      <text:p text:style-name="P6"><text:s text:c="12"/>imNew= Image.new(img.mode,img.size)</text:p>
      <text:p text:style-name="P6"><text:s text:c="12"/>imNew.putdata(xypaire)</text:p>
      <text:p text:style-name="P6"><text:s text:c="12"/>imNew.putdata(xpaireyimp)</text:p>
      <text:p text:style-name="P6"><text:s text:c="12"/>imNew.putdata(ximpypaire)</text:p>
      <text:p text:style-name="P6"><text:s text:c="12"/>imNew.putdata(xyimp)</text:p>
      <text:p text:style-name="P6"><text:s text:c="12"/>Can22.image=ImageTk.PhotoImage(imNew)</text:p>
      <text:p text:style-name="P6"><text:s text:c="12"/>Can22.create_image(0,0,image=Can22.image,anchor='nw')</text:p>
      <text:p text:style-name="P6"/>
      <text:p text:style-name="P6"/>
      <text:p text:style-name="P6"/>
      <text:p text:style-name="P6"><text:soft-page-break/><text:s text:c="8"/># NUANCE DE GRIS</text:p>
      <text:p text:style-name="P6"><text:s text:c="8"/>def noiretblanc():</text:p>
      <text:p text:style-name="P6"><text:s text:c="12"/>global imNew2</text:p>
      <text:p text:style-name="P6"><text:s text:c="12"/>img=Image.open(fichier)</text:p>
      <text:p text:style-name="P6"><text:s text:c="12"/>data= list(img.getdata())</text:p>
      <text:p text:style-name="P6"><text:s text:c="12"/>mdata=[]</text:p>
      <text:p text:style-name="P6"><text:s text:c="12"/>i=0</text:p>
      <text:p text:style-name="P6"><text:s text:c="12"/>while i &lt;= len(data)-1:</text:p>
      <text:p text:style-name="P6"><text:s text:c="15"/>R= data[i][0]</text:p>
      <text:p text:style-name="P6"><text:s text:c="15"/>V= data[i][1]</text:p>
      <text:p text:style-name="P6"><text:s text:c="15"/>B= data[i][2]</text:p>
      <text:p text:style-name="P6"><text:s text:c="15"/>M=(R+V+B)/3</text:p>
      <text:p text:style-name="P6"><text:s text:c="15"/>M=int(M)</text:p>
      <text:p text:style-name="P6"><text:s text:c="15"/>mdata.append((M,M,M))</text:p>
      <text:p text:style-name="P6"><text:s text:c="15"/>i=i+1</text:p>
      <text:p text:style-name="P6"/>
      <text:p text:style-name="P6"><text:s text:c="12"/>imNew= Image.new(img.mode,img.size)</text:p>
      <text:p text:style-name="P6"><text:s text:c="12"/>imNew.putdata(mdata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# HDR</text:p>
      <text:p text:style-name="P6"><text:s text:c="8"/>def HDR():</text:p>
      <text:p text:style-name="P6"><text:s text:c="12"/>global imNew, fichier1</text:p>
      <text:p text:style-name="P6"><text:s text:c="12"/>mdata=[]</text:p>
      <text:p text:style-name="P6"><text:s text:c="12"/>img=Image.open(fichier)</text:p>
      <text:p text:style-name="P6"><text:s text:c="12"/>data= list(img.getdata())</text:p>
      <text:p text:style-name="P6"><text:s text:c="12"/>img1=Image.open(fichier1)</text:p>
      <text:p text:style-name="P6"><text:s text:c="12"/>data1= list(img1.getdata())</text:p>
      <text:p text:style-name="P6"><text:s text:c="12"/>img2=Image.open(fichier2)</text:p>
      <text:p text:style-name="P6"><text:soft-page-break/><text:s text:c="12"/>data2= list(img2.getdata())</text:p>
      <text:p text:style-name="P6"><text:s text:c="12"/>i=0</text:p>
      <text:p text:style-name="P6"><text:s text:c="12"/>while i &lt;= len(data)-1:</text:p>
      <text:p text:style-name="P6"><text:s text:c="15"/>R= data[i][0]</text:p>
      <text:p text:style-name="P6"><text:s text:c="15"/>V= data[i][1]</text:p>
      <text:p text:style-name="P6"><text:s text:c="15"/>B= data[i][2]</text:p>
      <text:p text:style-name="P6"><text:s text:c="15"/>R1= data1[i][0]</text:p>
      <text:p text:style-name="P6"><text:s text:c="15"/>V1= data1[i][1]</text:p>
      <text:p text:style-name="P6"><text:s text:c="15"/>B1= data1[i][2]</text:p>
      <text:p text:style-name="P6"><text:s text:c="15"/>R2= data2[i][0]</text:p>
      <text:p text:style-name="P6"><text:s text:c="15"/>V2= data2[i][1]</text:p>
      <text:p text:style-name="P6"><text:s text:c="15"/>B2= data2[i][2]</text:p>
      <text:p text:style-name="P6"><text:s text:c="15"/>R0=(R+R1+R2)/3</text:p>
      <text:p text:style-name="P6"><text:s text:c="15"/>R0=int(R0)</text:p>
      <text:p text:style-name="P6"><text:s text:c="15"/>V0=(V+V1+V2)/3</text:p>
      <text:p text:style-name="P6"><text:s text:c="15"/>V0=int(V0)</text:p>
      <text:p text:style-name="P6"><text:s text:c="15"/>B0=(B+B1+B2)/3</text:p>
      <text:p text:style-name="P6"><text:s text:c="15"/>B0=int(B0)</text:p>
      <text:p text:style-name="P6"><text:s text:c="15"/>mdata.append((R0,V0,B0))</text:p>
      <text:p text:style-name="P6"><text:s text:c="15"/>i=i+1</text:p>
      <text:p text:style-name="P6"><text:s text:c="12"/>imNew= Image.new(img.mode,img.size)</text:p>
      <text:p text:style-name="P6"><text:s text:c="12"/>imNew.putdata(mdata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#NEGATIF</text:p>
      <text:p text:style-name="P6"><text:s text:c="8"/>def negatif():</text:p>
      <text:p text:style-name="P6"><text:s text:c="12"/>img=Image.open(fichier)</text:p>
      <text:p text:style-name="P6"><text:s text:c="12"/>data= list(img.getdata())</text:p>
      <text:p text:style-name="P6"><text:s text:c="12"/>ndata=[]</text:p>
      <text:p text:style-name="P6"><text:soft-page-break/><text:s text:c="12"/>i=0</text:p>
      <text:p text:style-name="P6"><text:s text:c="12"/>while i &lt;= len(data)-1:</text:p>
      <text:p text:style-name="P6"><text:s text:c="15"/>R= data[i][0]</text:p>
      <text:p text:style-name="P6"><text:s text:c="15"/>V= data[i][1]</text:p>
      <text:p text:style-name="P6"><text:s text:c="15"/>B= data[i][2]</text:p>
      <text:p text:style-name="P6"><text:s text:c="15"/>ndata.append((255-R,255-V,255-B))</text:p>
      <text:p text:style-name="P6"><text:s text:c="15"/>i=i+1</text:p>
      <text:p text:style-name="P6"/>
      <text:p text:style-name="P6"><text:s text:c="12"/>imNew= Image.new(img.mode,img.size)</text:p>
      <text:p text:style-name="P6"><text:s text:c="12"/>imNew.putdata(ndata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#ROTATION 180/90/-90</text:p>
      <text:p text:style-name="P6"><text:s text:c="8"/>def rotation180():</text:p>
      <text:p text:style-name="P6"><text:s text:c="12"/>img=Image.open(fichier)</text:p>
      <text:p text:style-name="P6"><text:s text:c="12"/>imNew = img.rotate(180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def rotation90():</text:p>
      <text:p text:style-name="P6"><text:s text:c="12"/>img=Image.open(fichier)</text:p>
      <text:p text:style-name="P6"><text:s text:c="12"/>imNew = img.rotate(-90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def rotationmoins90():</text:p>
      <text:p text:style-name="P6"><text:s text:c="12"/>img=Image.open(fichier)</text:p>
      <text:p text:style-name="P6"><text:soft-page-break/><text:s text:c="12"/>imNew = img.rotate(90)</text:p>
      <text:p text:style-name="P6"><text:s text:c="12"/>imNew2=imNew.resize((450,450))</text:p>
      <text:p text:style-name="P6"><text:s text:c="12"/>Can22.image=ImageTk.PhotoImage(imNew2)</text:p>
      <text:p text:style-name="P6"><text:s text:c="12"/>Can22.create_image(0,0,image=Can22.image,anchor='nw')</text:p>
      <text:p text:style-name="P6"/>
      <text:p text:style-name="P6"><text:s text:c="8"/>#FONCTION POUR OUVRIR ET ACTIVER LES BOUTTONS "RACCOURCIS"</text:p>
      <text:p text:style-name="P6"><text:s text:c="8"/>def clic(evt):</text:p>
      <text:p text:style-name="P6"><text:s text:c="12"/>global Can, img, Can12</text:p>
      <text:p text:style-name="P6"><text:s text:c="12"/>if evt.widget==button :</text:p>
      <text:p text:style-name="P6"><text:s text:c="16"/>Can = Canvas(fenetre,width=100,height=390,bg="white")</text:p>
      <text:p text:style-name="P6"><text:s text:c="16"/>Can.place(x=1049,y=48)</text:p>
      <text:p text:style-name="P6"><text:s text:c="16"/>txt=Label(fenetre, text=" <text:s text:c="6"/>Raccourcis <text:s text:c="5"/>",bg="grey")</text:p>
      <text:p text:style-name="P6"><text:s text:c="16"/>txt.place(x=1050,y=50)</text:p>
      <text:p text:style-name="P6"><text:s text:c="16"/>buttona= Button(fenetre, text=" Rotation 180 ° ",command=rotation180)</text:p>
      <text:p text:style-name="P6"><text:s text:c="16"/>buttona.place(x=1055,y=90)</text:p>
      <text:p text:style-name="P6"><text:s text:c="16"/>Can = Canvas(fenetre,width=100,height=2,bg="grey")</text:p>
      <text:p text:style-name="P6"><text:s text:c="16"/>Can.place(x=1049,y=120)</text:p>
      <text:p text:style-name="P6"><text:s text:c="16"/>buttonb= Button(fenetre, text=" Rotation 90 ° ",command=rotation90)</text:p>
      <text:p text:style-name="P6"><text:s text:c="16"/>buttonb.place(x=1055,y=130)</text:p>
      <text:p text:style-name="P6"><text:s text:c="16"/>Can = Canvas(fenetre,width=100,height=2,bg="grey")</text:p>
      <text:p text:style-name="P6"><text:s text:c="16"/>Can.place(x=1049,y=160)</text:p>
      <text:p text:style-name="P6"><text:s text:c="16"/>buttonc= Button(fenetre, text=" Rotation -90 ° ",command=rotationmoins90)</text:p>
      <text:p text:style-name="P6"><text:s text:c="16"/>buttonc.place(x=1055,y=170)</text:p>
      <text:p text:style-name="P6"><text:s text:c="16"/>Can = Canvas(fenetre,width=100,height=2,bg="grey")</text:p>
      <text:p text:style-name="P6"><text:s text:c="16"/>Can.place(x=1049,y=200)</text:p>
      <text:p text:style-name="P6"><text:s text:c="16"/>buttond= Button(fenetre, text=" <text:s text:c="2"/>Noir et Blanc ",command=noiretblanc)</text:p>
      <text:p text:style-name="P6"><text:s text:c="16"/>buttond.place(x=1055,y=210)</text:p>
      <text:p text:style-name="P6"><text:s text:c="16"/>Can = Canvas(fenetre,width=100,height=2,bg="grey")</text:p>
      <text:p text:style-name="P6"><text:s text:c="16"/>Can.place(x=1049,y=240)</text:p>
      <text:p text:style-name="P6"><text:s text:c="16"/>Can = Canvas(fenetre,width=100,height=2,bg="grey")</text:p>
      <text:p text:style-name="P6"><text:s text:c="16"/>Can.place(x=1049,y=280)</text:p>
      <text:p text:style-name="P6"><text:soft-page-break/><text:s text:c="16"/>buttonf= Button(fenetre, text=" Photomaton <text:s text:c="3"/>",command=photomaton)</text:p>
      <text:p text:style-name="P6"><text:s text:c="16"/>buttonf.place(x=1055,y=250)</text:p>
      <text:p text:style-name="P6"><text:s text:c="16"/>Can = Canvas(fenetre,width=100,height=2,bg="grey")</text:p>
      <text:p text:style-name="P6"><text:s text:c="16"/>Can.place(x=1049,y=320)</text:p>
      <text:p text:style-name="P6"><text:s text:c="16"/>buttong= Button(fenetre, text=" Photomaton +",command=photomaton2)</text:p>
      <text:p text:style-name="P6"><text:s text:c="16"/>buttong.place(x=1055,y=290)</text:p>
      <text:p text:style-name="P6"><text:s text:c="16"/>Can = Canvas(fenetre,width=100,height=2,bg="grey")</text:p>
      <text:p text:style-name="P6"><text:s text:c="16"/>Can.place(x=1049,y=360)</text:p>
      <text:p text:style-name="P6"><text:s text:c="16"/>buttonh= Button(fenetre, text=" <text:s text:c="4"/>Négatif <text:s text:c="7"/>",command=negatif)</text:p>
      <text:p text:style-name="P6"><text:s text:c="16"/>buttonh.place(x=1055,y=330)</text:p>
      <text:p text:style-name="P6"><text:s text:c="16"/>Can = Canvas(fenetre,width=100,height=2,bg="grey")</text:p>
      <text:p text:style-name="P6"><text:s text:c="16"/>Can.place(x=1049,y=400)</text:p>
      <text:p text:style-name="P6"><text:s text:c="16"/>buttonh= Button(fenetre, text=" <text:s text:c="7"/>HDR <text:s text:c="7"/>",command=HDR)</text:p>
      <text:p text:style-name="P6"><text:s text:c="16"/>buttonh.place(x=1055,y=370)</text:p>
      <text:p text:style-name="P6"><text:s text:c="16"/>buttone= Button(fenetre, text=" Tout effacer <text:s/>",command=tteff)</text:p>
      <text:p text:style-name="P6"><text:s text:c="16"/>buttone.place(x=1055,y=410)</text:p>
      <text:p text:style-name="P6"/>
      <text:p text:style-name="P6"><text:s text:c="8"/>#EFFACER CANEVAS</text:p>
      <text:p text:style-name="P6"><text:s text:c="8"/>##IMAGE ORIGINAL</text:p>
      <text:p text:style-name="P6"><text:s text:c="8"/>def effacer1():</text:p>
      <text:p text:style-name="P6"><text:s text:c="12"/>Can12 = Canvas(fenetre,width=450,height=450,bg="white")</text:p>
      <text:p text:style-name="P6"><text:s text:c="12"/>Can12.place(x=25,y=55)</text:p>
      <text:p text:style-name="P6"/>
      <text:p text:style-name="P6"><text:s text:c="8"/>##IMAGE RETOUCHEE</text:p>
      <text:p text:style-name="P6"><text:s text:c="8"/>def effacer2():</text:p>
      <text:p text:style-name="P6"><text:s text:c="12"/>Can22 = Canvas(fenetre,width=450,height=450,bg="white")</text:p>
      <text:p text:style-name="P6"><text:s text:c="12"/>Can22.place(x=497,y=55)</text:p>
      <text:p text:style-name="P6"/>
      <text:p text:style-name="P6"><text:s text:c="8"/>##TOUTES LES IMAGES</text:p>
      <text:p text:style-name="P6"><text:s text:c="8"/>def tteff():</text:p>
      <text:p text:style-name="P6"><text:s text:c="12"/>Can12 = Canvas(fenetre,width=450,height=450,bg="white")</text:p>
      <text:p text:style-name="P6"><text:soft-page-break/><text:s text:c="12"/>Can12.place(x=25,y=55)</text:p>
      <text:p text:style-name="P6"><text:s text:c="12"/>Can22 = Canvas(fenetre,width=450,height=450,bg="white")</text:p>
      <text:p text:style-name="P6"><text:s text:c="12"/>Can22.place(x=497,y=55)</text:p>
      <text:p text:style-name="P6"/>
      <text:p text:style-name="P6"><text:s text:c="8"/>#FERMER "RACCOURCIS"</text:p>
      <text:p text:style-name="P6"><text:s text:c="8"/>def clear():</text:p>
      <text:p text:style-name="P6"><text:s text:c="12"/>Canh = Canvas(fenetre,width=105,height=400,bg="grey")</text:p>
      <text:p text:style-name="P6"><text:s text:c="12"/>Canh.place(x=1049,y=48)</text:p>
      <text:p text:style-name="P6"><text:s text:c="12"/>Canh['highlightthickness']=0</text:p>
      <text:p text:style-name="P6"/>
      <text:p text:style-name="P6"/>
      <text:p text:style-name="P6"/>
      <text:p text:style-name="P6"><text:s text:c="8"/>"""AFFICHAGE"""</text:p>
      <text:p text:style-name="P6"/>
      <text:p text:style-name="P6"><text:s text:c="8"/># TEXTE</text:p>
      <text:p text:style-name="P6"><text:s text:c="8"/>txt=Label(fenetre, text="Image Nomale",bg="grey")</text:p>
      <text:p text:style-name="P6"><text:s text:c="8"/>txt.place(x=156,y=26)</text:p>
      <text:p text:style-name="P6"><text:s text:c="8"/>txt=Label(fenetre, text="Image retouchée",bg="grey")</text:p>
      <text:p text:style-name="P6"><text:s text:c="8"/>txt.place(x=655,y=26)</text:p>
      <text:p text:style-name="P6"><text:s text:c="8"/>txt=Label(fenetre, text="Raccourcis",bg="grey")</text:p>
      <text:p text:style-name="P6"><text:s text:c="8"/>txt.place(x=1010,y=24)</text:p>
      <text:p text:style-name="P6"/>
      <text:p text:style-name="P6"><text:s text:c="8"/>#BOUTTONS</text:p>
      <text:p text:style-name="P6"><text:s text:c="8"/>button1= Button(fenetre, text="Effacer",command=effacer1)</text:p>
      <text:p text:style-name="P6"><text:s text:c="8"/>button1.place(x=438,y=520)</text:p>
      <text:p text:style-name="P6"><text:s text:c="8"/>button1= Button(fenetre, text="Effacer",command=effacer2)</text:p>
      <text:p text:style-name="P6"><text:s text:c="8"/>button1.place(x=914,y=520)</text:p>
      <text:p text:style-name="P6"><text:s text:c="8"/>button= Button(fenetre, text=" &gt;&gt; ")</text:p>
      <text:p text:style-name="P6"><text:s text:c="8"/>button.place(x=1014,y=48)</text:p>
      <text:p text:style-name="P6"><text:s text:c="8"/>buttonn= Button(fenetre, text=" &lt;&lt; ",command=clear)</text:p>
      <text:p text:style-name="P6"><text:s text:c="8"/>buttonn.place(x=1014,y=83)</text:p>
      <text:p text:style-name="P6"><text:soft-page-break/></text:p>
      <text:p text:style-name="P6"><text:s text:c="8"/>#MENU-BAR</text:p>
      <text:p text:style-name="P6"><text:s text:c="8"/>menubar = Menu(fenetre)</text:p>
      <text:p text:style-name="P6"><text:s text:c="8"/>menu1 = Menu(menubar, tearoff=0)</text:p>
      <text:p text:style-name="P6"><text:s text:c="8"/>menu1.add_command(label="Ouvrir",command=un)</text:p>
      <text:p text:style-name="P6"><text:s text:c="8"/>menu1.add_separator()</text:p>
      <text:p text:style-name="P6"><text:s text:c="8"/>menu1.add_command(label="Ouvrir HDR",command=deux)</text:p>
      <text:p text:style-name="P6"><text:s text:c="8"/>menu1.add_separator()</text:p>
      <text:p text:style-name="P6"><text:s text:c="8"/>menu1.add_command(label="Enregister image",command=save)</text:p>
      <text:p text:style-name="P6"><text:s text:c="8"/>menu1.add_separator()</text:p>
      <text:p text:style-name="P6"><text:s text:c="8"/>menu1.add_command(label="Quitter", command=fenetre.destroy)</text:p>
      <text:p text:style-name="P6"><text:s text:c="8"/>menubar.add_cascade(label="Fichier", menu=menu1)</text:p>
      <text:p text:style-name="P6"/>
      <text:p text:style-name="P6"><text:s text:c="8"/>menu2 = Menu(menubar, tearoff=0)</text:p>
      <text:p text:style-name="P6"><text:s text:c="8"/>menu2.add_command(label="rotation 180°",command=rotation180)</text:p>
      <text:p text:style-name="P6"><text:s text:c="8"/>menu2.add_separator()</text:p>
      <text:p text:style-name="P6"><text:s text:c="8"/>menu2.add_command(label="rotation 90°",command=rotation90)</text:p>
      <text:p text:style-name="P6"><text:s text:c="8"/>menu2.add_separator()</text:p>
      <text:p text:style-name="P6"><text:s text:c="8"/>menu2.add_command(label="rotation -90°",command=rotationmoins90)</text:p>
      <text:p text:style-name="P6"><text:s text:c="8"/>menubar.add_cascade(label="Traitement", menu=menu2)</text:p>
      <text:p text:style-name="P6"/>
      <text:p text:style-name="P6"><text:s text:c="8"/>menu3 = Menu(menubar, tearoff=0)</text:p>
      <text:p text:style-name="P6"><text:s text:c="8"/>menu3.add_command(label="Mode Noir et Blanc", command=noiretblanc)</text:p>
      <text:p text:style-name="P6"><text:s text:c="8"/>menubar.add_cascade(label="Retouche", menu=menu3)</text:p>
      <text:p text:style-name="P6"><text:s text:c="8"/>menu3.add_separator()</text:p>
      <text:p text:style-name="P6"><text:s text:c="8"/>menu3.add_command(label="Mode Négatif", command=negatif)</text:p>
      <text:p text:style-name="P6"><text:s text:c="8"/>menu3.add_separator()</text:p>
      <text:p text:style-name="P6"><text:s text:c="8"/>menu3.add_command(label="Mode Photomaton", command=photomaton)</text:p>
      <text:p text:style-name="P6"><text:s text:c="8"/>menu3.add_separator()</text:p>
      <text:p text:style-name="P6"><text:s text:c="8"/>menu3.add_command(label="Mode Photomaton + ", command=photomaton2)</text:p>
      <text:p text:style-name="P6"><text:s text:c="8"/>menu3.add_separator()</text:p>
      <text:p text:style-name="P6"><text:soft-page-break/><text:s text:c="8"/>menu3.add_command(label="HDR", command=HDR)</text:p>
      <text:p text:style-name="P6"><text:s text:c="8"/>fenetre.config(menu=menubar)</text:p>
      <text:p text:style-name="P6"/>
      <text:p text:style-name="P6"><text:s text:c="8"/>"""CONDITION D'ACTIVATION"""</text:p>
      <text:p text:style-name="P6"/>
      <text:p text:style-name="P6"><text:s text:c="8"/>#Raccourcis</text:p>
      <text:p text:style-name="P6"><text:s text:c="8"/>if'&lt;ButtonPress-1&gt;':</text:p>
      <text:p text:style-name="P6"><text:s text:c="12"/>fenetre.bind('&lt;ButtonPress-1&gt;',clic)</text:p>
      <text:p text:style-name="P6"/>
      <text:p text:style-name="P6"><text:s text:c="8"/>Fenetre.mainloop()</text:p>
      <text:p text:style-name="P6"/>
      <text:p text:style-name="P6"/>
      <text:p text:style-name="P6"/>
      <text:p text:style-name="P6"><text:s text:c="4"/>"""DESSIN"""</text:p>
      <text:p text:style-name="P6"/>
      <text:p text:style-name="P6"><text:s text:c="4"/>#CHOIX DESSIN</text:p>
      <text:p text:style-name="P6"><text:s text:c="4"/>if choix == 2 :</text:p>
      <text:p text:style-name="P6"/>
      <text:p text:style-name="P6"><text:s text:c="12"/>#FENETRE</text:p>
      <text:p text:style-name="P6"><text:s text:c="12"/>fenetre2=Toplevel(Fenetre)</text:p>
      <text:p text:style-name="P6"><text:s text:c="12"/>fenetre2.geometry("1200x600")</text:p>
      <text:p text:style-name="P6"><text:s text:c="12"/>fenetre2.title("Dessin")</text:p>
      <text:p text:style-name="P6"><text:s text:c="12"/>Fond = Canvas(fenetre2,width=1200,height=600,bg="gainsboro")</text:p>
      <text:p text:style-name="P6"><text:s text:c="12"/>Fond.grid()</text:p>
      <text:p text:style-name="P6"/>
      <text:p text:style-name="P6"><text:s text:c="12"/>#VAIRABLE GLOBAL</text:p>
      <text:p text:style-name="P6"><text:s text:c="12"/>global Candessin1,x,cann1,Cann2,Cann3,Cann33,Cann333,Cann44,Cann55,Cann66,Cannn77</text:p>
      <text:p text:style-name="P6"><text:s text:c="12"/>global Cann88,Cannn1,Cannn2,Cannn3,Cann33,Cannn33,Cannn333,Cannn44,Cannn55,Cannn66,Cannn88</text:p>
      <text:p text:style-name="P6"/>
      <text:p text:style-name="P6"><text:soft-page-break/></text:p>
      <text:p text:style-name="P6"><text:s text:c="12"/>#CREATION DES CANEVAS PRINCIPAUX AFFICHAGE</text:p>
      <text:p text:style-name="P6"><text:s text:c="12"/>Candessin=Canvas(fenetre2,width=800,height=500,bg="black")</text:p>
      <text:p text:style-name="P6"><text:s text:c="12"/>Candessin.place(x=200,y=50)</text:p>
      <text:p text:style-name="P6"><text:s text:c="12"/>Candessin1=Canvas(fenetre2,width=790,height=490,bg="white")</text:p>
      <text:p text:style-name="P6"><text:s text:c="12"/>Candessin1.place(x=205,y=55)</text:p>
      <text:p text:style-name="P6"/>
      <text:p text:style-name="P6"/>
      <text:p text:style-name="P6"><text:s text:c="12"/>#INITIALISATION VARIABLE</text:p>
      <text:p text:style-name="P6"><text:s text:c="12"/>##Affichage image pour canvas</text:p>
      <text:p text:style-name="P6"><text:s text:c="12"/>Candessin1.img=PhotoImage()</text:p>
      <text:p text:style-name="P6"/>
      <text:p text:style-name="P6"><text:s text:c="12"/>##image choix épaisseur crayon</text:p>
      <text:p text:style-name="P6"><text:s text:c="12"/>Fich1=PhotoImage(file="1.gif")</text:p>
      <text:p text:style-name="P6"><text:s text:c="12"/>Fich2=PhotoImage(file="2.gif")</text:p>
      <text:p text:style-name="P6"><text:s text:c="12"/>Fich3=PhotoImage(file="3.gif")</text:p>
      <text:p text:style-name="P6"><text:s text:c="12"/>Fich4=PhotoImage(file="4.gif")</text:p>
      <text:p text:style-name="P6"><text:s text:c="12"/>Fich5=PhotoImage(file="5.gif")</text:p>
      <text:p text:style-name="P6"><text:s text:c="12"/>Fich6=PhotoImage(file="Fich6.gif")</text:p>
      <text:p text:style-name="P6"/>
      <text:p text:style-name="P6"><text:s text:c="12"/>#CANEVAS</text:p>
      <text:p text:style-name="P6"><text:s text:c="12"/>##creation canvas pour les images : choix epaisseur crayon</text:p>
      <text:p text:style-name="P6"/>
      <text:p text:style-name="P6"><text:s text:c="12"/>Can4 = Canvas(fenetre2,width=45,height=45)</text:p>
      <text:p text:style-name="P6"><text:s text:c="12"/>Can4.create_image(0,0,image=Fich1,anchor='nw')</text:p>
      <text:p text:style-name="P6"><text:s text:c="12"/>Can4.place(x=10,y=290)</text:p>
      <text:p text:style-name="P6"><text:s text:c="12"/>Can5 = Canvas(fenetre2,width=45,height=45)</text:p>
      <text:p text:style-name="P6"><text:s text:c="12"/>Can5.create_image(0,0,image=Fich2,anchor='nw')</text:p>
      <text:p text:style-name="P6"><text:s text:c="12"/>Can5.place(x=10,y=350)</text:p>
      <text:p text:style-name="P6"><text:s text:c="12"/>Can6 = Canvas(fenetre2,width=45,height=45)</text:p>
      <text:p text:style-name="P6"><text:s text:c="12"/>Can6.create_image(0,0,image=Fich3,anchor='nw')</text:p>
      <text:p text:style-name="P6"><text:soft-page-break/><text:s text:c="12"/>Can6.place(x=10,y=410)</text:p>
      <text:p text:style-name="P6"><text:s text:c="12"/>Can7 = Canvas(fenetre2,width=45,height=45)</text:p>
      <text:p text:style-name="P6"><text:s text:c="12"/>Can7.create_image(0,0,image=Fich4,anchor='nw')</text:p>
      <text:p text:style-name="P6"><text:s text:c="12"/>Can7.place(x=10,y=470)</text:p>
      <text:p text:style-name="P6"><text:s text:c="12"/>Can3333 = Canvas(fenetre2,width=45,height=45)</text:p>
      <text:p text:style-name="P6"><text:s text:c="12"/>Can3333.create_image(0,0,image=Fich5,anchor='nw')</text:p>
      <text:p text:style-name="P6"><text:s text:c="12"/>Can3333.place(x=10,y=230)</text:p>
      <text:p text:style-name="P6"><text:s text:c="12"/>Cany = Canvas(fenetre2,width=45,height=45)</text:p>
      <text:p text:style-name="P6"><text:s text:c="12"/>Cany.create_image(0,0,image=Fich6,anchor='nw')</text:p>
      <text:p text:style-name="P6"><text:s text:c="12"/>Cany.place(x=10,y=535)</text:p>
      <text:p text:style-name="P6"/>
      <text:p text:style-name="P6"><text:s text:c="12"/>##Canvas avec les couleurs de base possibles</text:p>
      <text:p text:style-name="P6"><text:s text:c="12"/>Can1 = Canvas(fenetre2,width=20,height=20,bg="RED")</text:p>
      <text:p text:style-name="P6"><text:s text:c="12"/>Can1.place(x=10,y=50)</text:p>
      <text:p text:style-name="P6"><text:s text:c="12"/>Can2 = Canvas(fenetre2,width=20,height=20,bg="Blue")</text:p>
      <text:p text:style-name="P6"><text:s text:c="12"/>Can2.place(x=10,y=80)</text:p>
      <text:p text:style-name="P6"><text:s text:c="12"/>Can3 = Canvas(fenetre2,width=20,height=20,bg="green")</text:p>
      <text:p text:style-name="P6"><text:s text:c="12"/>Can3.place(x=10,y=110)</text:p>
      <text:p text:style-name="P6"><text:s text:c="12"/>Can33 = Canvas(fenetre2,width=20,height=20,bg="white")</text:p>
      <text:p text:style-name="P6"><text:s text:c="12"/>Can33.place(x=10,y=140)</text:p>
      <text:p text:style-name="P6"><text:s text:c="12"/>Can333 = Canvas(fenetre2,width=20,height=20,bg="black")</text:p>
      <text:p text:style-name="P6"><text:s text:c="12"/>Can333.place(x=10,y=170)</text:p>
      <text:p text:style-name="P6"><text:s text:c="12"/>Can44 = Canvas(fenetre2,width=20,height=20,bg="orange")</text:p>
      <text:p text:style-name="P6"><text:s text:c="12"/>Can44.place(x=35,y=50)</text:p>
      <text:p text:style-name="P6"><text:s text:c="12"/>Can55 = Canvas(fenetre2,width=20,height=20,bg="yellow")</text:p>
      <text:p text:style-name="P6"><text:s text:c="12"/>Can55.place(x=35,y=80)</text:p>
      <text:p text:style-name="P6"><text:s text:c="12"/>Can66 = Canvas(fenetre2,width=20,height=20,bg="purple")</text:p>
      <text:p text:style-name="P6"><text:s text:c="12"/>Can66.place(x=35,y=110)</text:p>
      <text:p text:style-name="P6"><text:s text:c="12"/>Can77 = Canvas(fenetre2,width=20,height=20,bg="brown")</text:p>
      <text:p text:style-name="P6"><text:s text:c="12"/>Can77.place(x=35,y=140)</text:p>
      <text:p text:style-name="P6"><text:s text:c="12"/>Can88 = Canvas(fenetre2,width=20,height=20,bg="thistle")</text:p>
      <text:p text:style-name="P6"><text:soft-page-break/><text:s text:c="12"/>Can88.place(x=35,y=170)</text:p>
      <text:p text:style-name="P6"/>
      <text:p text:style-name="P6"><text:s text:c="12"/>##creation canevas por couleurs supplementaires</text:p>
      <text:p text:style-name="P6"><text:s text:c="12"/>Cann1 = Canvas(fenetre2,width=20,height=20,bg="deep sky blue")</text:p>
      <text:p text:style-name="P6"><text:s text:c="12"/>Cann2 = Canvas(fenetre2,width=20,height=20,bg="cyan")</text:p>
      <text:p text:style-name="P6"><text:s text:c="12"/>Cann3 = Canvas(fenetre2,width=20,height=20,bg="blueviolet")</text:p>
      <text:p text:style-name="P6"><text:s text:c="12"/>Cann33 = Canvas(fenetre2,width=20,height=20,bg="lavender")</text:p>
      <text:p text:style-name="P6"><text:s text:c="12"/>Cann333 = Canvas(fenetre2,width=20,height=20,bg="turquoise")</text:p>
      <text:p text:style-name="P6"><text:s text:c="12"/>Cann44 = Canvas(fenetre2,width=20,height=20,bg="sandybrown")</text:p>
      <text:p text:style-name="P6"><text:s text:c="12"/>Cann55 = Canvas(fenetre2,width=20,height=20,bg="lightpink")</text:p>
      <text:p text:style-name="P6"><text:s text:c="12"/>Cann66 = Canvas(fenetre2,width=20,height=20,bg="lemonchiffon")</text:p>
      <text:p text:style-name="P6"><text:s text:c="12"/>Cann77 = Canvas(fenetre2,width=20,height=20,bg="tomato")</text:p>
      <text:p text:style-name="P6"><text:s text:c="12"/>Cann88 = Canvas(fenetre2,width=20,height=20,bg="coral")</text:p>
      <text:p text:style-name="P6"><text:s text:c="12"/>Cannn1 = Canvas(fenetre2,width=20,height=20,bg="indianred")</text:p>
      <text:p text:style-name="P6"><text:s text:c="12"/>Cannn2 = Canvas(fenetre2,width=20,height=20,bg="tan")</text:p>
      <text:p text:style-name="P6"><text:s text:c="12"/>Cannn3 = Canvas(fenetre2,width=20,height=20,bg="mediumblue")</text:p>
      <text:p text:style-name="P6"><text:s text:c="12"/>Cannn33 = Canvas(fenetre2,width=20,height=20,bg="lightskyblue")</text:p>
      <text:p text:style-name="P6"><text:s text:c="12"/>Cannn333 = Canvas(fenetre2,width=20,height=20,bg="lightsteelblue")</text:p>
      <text:p text:style-name="P6"><text:s text:c="12"/>Cannn44 = Canvas(fenetre2,width=20,height=20,bg="palegreen")</text:p>
      <text:p text:style-name="P6"><text:s text:c="12"/>Cannn55 = Canvas(fenetre2,width=20,height=20,bg="darkgrey")</text:p>
      <text:p text:style-name="P6"><text:s text:c="12"/>Cannn66 = Canvas(fenetre2,width=20,height=20,bg="orangered")</text:p>
      <text:p text:style-name="P6"><text:s text:c="12"/>Cannn77 = Canvas(fenetre2,width=20,height=20,bg="lightgray")</text:p>
      <text:p text:style-name="P6"><text:s text:c="12"/>Cannn88 = Canvas(fenetre2,width=20,height=20,bg="beige")</text:p>
      <text:p text:style-name="P6"/>
      <text:p text:style-name="P6"/>
      <text:p text:style-name="P6"/>
      <text:p text:style-name="P6"/>
      <text:p text:style-name="P6"><text:s text:c="12"/>#TEXTE</text:p>
      <text:p text:style-name="P6"><text:s text:c="12"/>##Affichage paramètre pour le texte</text:p>
      <text:p text:style-name="P6"><text:s text:c="12"/>txt=Label(fenetre2, text="Texte :",bg="gainsboro")</text:p>
      <text:p text:style-name="P6"><text:s text:c="12"/>txt.place(x=1030,y=50)</text:p>
      <text:p text:style-name="P6"><text:soft-page-break/><text:s text:c="12"/>nom1= StringVar()</text:p>
      <text:p text:style-name="P6"><text:s text:c="12"/>saisie1= Entry(fenetre2, textvariable = nom1, width=15)</text:p>
      <text:p text:style-name="P6"><text:s text:c="12"/>saisie1.place(x= 1075,y=50)</text:p>
      <text:p text:style-name="P6"><text:s text:c="12"/>txt=Label(fenetre2, text="x =",bg="gainsboro")</text:p>
      <text:p text:style-name="P6"><text:s text:c="12"/>txt.place(x=1032,y=90)</text:p>
      <text:p text:style-name="P6"><text:s text:c="12"/>nom2= StringVar()</text:p>
      <text:p text:style-name="P6"><text:s text:c="12"/>saisie2= Entry(fenetre2,textvariable = nom2, width=5)</text:p>
      <text:p text:style-name="P6"><text:s text:c="12"/>saisie2.place(x=1060,y=90)</text:p>
      <text:p text:style-name="P6"><text:s text:c="12"/>txt=Label(fenetre2, text="y =",bg="gainsboro")</text:p>
      <text:p text:style-name="P6"><text:s text:c="12"/>txt.place(x=1032,y=120)</text:p>
      <text:p text:style-name="P6"><text:s text:c="12"/>nom3= StringVar()</text:p>
      <text:p text:style-name="P6"><text:s text:c="12"/>saisie3= Entry(fenetre2, textvariable = nom3, width=5)</text:p>
      <text:p text:style-name="P6"><text:s text:c="12"/>saisie3.place(x= 1060,y=120)</text:p>
      <text:p text:style-name="P6"/>
      <text:p text:style-name="P6"><text:s text:c="12"/>#TEXTE-Choix police</text:p>
      <text:p text:style-name="P6"><text:s text:c="12"/>##Arial</text:p>
      <text:p text:style-name="P6"><text:s text:c="12"/>txt=Label(fenetre2, text="Arial",font="Arial",bg="gainsboro")</text:p>
      <text:p text:style-name="P6"><text:s text:c="12"/>txt.place(x=1030,y=295)</text:p>
      <text:p text:style-name="P6"><text:s text:c="12"/>##ITALIC</text:p>
      <text:p text:style-name="P6"><text:s text:c="12"/>txt=Label(fenetre2, text="Italic", font="President 18 italic",bg="gainsboro")</text:p>
      <text:p text:style-name="P6"><text:s text:c="12"/>txt.place(x=1015,y=350)</text:p>
      <text:p text:style-name="P6"><text:s text:c="12"/>##GRAS</text:p>
      <text:p text:style-name="P6"><text:s text:c="12"/>txt=Label(fenetre2, text="Gras",font="Verdana 14 bold",bg="gainsboro")</text:p>
      <text:p text:style-name="P6"><text:s text:c="12"/>txt.place(x=1020,y=410)</text:p>
      <text:p text:style-name="P6"/>
      <text:p text:style-name="P6"/>
      <text:p text:style-name="P6"><text:s text:c="12"/>#ARIANE POLICE INITIAL</text:p>
      <text:p text:style-name="P6"><text:s text:c="12"/>## AFFICHAGE POLICE INIIAL ARIAL</text:p>
      <text:p text:style-name="P6"><text:s text:c="12"/>poli = Canvas(fenetre2,width=5,height=5,bg="red")</text:p>
      <text:p text:style-name="P6"><text:s text:c="12"/>poli.place(x=1115,y=298)</text:p>
      <text:p text:style-name="P6"/>
      <text:p text:style-name="P6"><text:soft-page-break/></text:p>
      <text:p text:style-name="P6"><text:s text:c="12"/>#COORDONNEES</text:p>
      <text:p text:style-name="P6"><text:s text:c="12"/>## Horizontale</text:p>
      <text:p text:style-name="P6"><text:s text:c="12"/>txt=Label(fenetre2, text="0|",bg="gainsboro")</text:p>
      <text:p text:style-name="P6"><text:s text:c="12"/>txt.place(x=200,y=29)</text:p>
      <text:p text:style-name="P6"><text:s text:c="12"/>txt=Label(fenetre2, text="100|",bg="gainsboro")</text:p>
      <text:p text:style-name="P6"><text:s text:c="12"/>txt.place(x=300,y=29)</text:p>
      <text:p text:style-name="P6"><text:s text:c="12"/>txt=Label(fenetre2, text="200|",bg="gainsboro")</text:p>
      <text:p text:style-name="P6"><text:s text:c="12"/>txt.place(x=400,y=29)</text:p>
      <text:p text:style-name="P6"><text:s text:c="12"/>txt=Label(fenetre2, text="300|",bg="gainsboro")</text:p>
      <text:p text:style-name="P6"><text:s text:c="12"/>txt.place(x=500,y=29)</text:p>
      <text:p text:style-name="P6"><text:s text:c="12"/>txt=Label(fenetre2, text="400|",bg="gainsboro")</text:p>
      <text:p text:style-name="P6"><text:s text:c="12"/>txt.place(x=600,y=29)</text:p>
      <text:p text:style-name="P6"><text:s text:c="12"/>txt=Label(fenetre2, text="500|",bg="gainsboro")</text:p>
      <text:p text:style-name="P6"><text:s text:c="12"/>txt.place(x=700,y=29)</text:p>
      <text:p text:style-name="P6"><text:s text:c="12"/>txt=Label(fenetre2, text="600|",bg="gainsboro")</text:p>
      <text:p text:style-name="P6"><text:s text:c="12"/>txt.place(x=800,y=29)</text:p>
      <text:p text:style-name="P6"><text:s text:c="12"/>txt=Label(fenetre2, text="700|",bg="gainsboro")</text:p>
      <text:p text:style-name="P6"><text:s text:c="12"/>txt.place(x=900,y=29)</text:p>
      <text:p text:style-name="P6"><text:s text:c="12"/>txt=Label(fenetre2, text="780|",bg="gainsboro")</text:p>
      <text:p text:style-name="P6"><text:s text:c="12"/>txt.place(x=980,y=29)</text:p>
      <text:p text:style-name="P6"/>
      <text:p text:style-name="P6"><text:s text:c="12"/>##Vertical</text:p>
      <text:p text:style-name="P6"><text:s text:c="12"/>txt=Label(fenetre2, text="0-",bg="gainsboro")</text:p>
      <text:p text:style-name="P6"><text:s text:c="12"/>txt.place(x=180,y=41)</text:p>
      <text:p text:style-name="P6"><text:s text:c="12"/>txt=Label(fenetre2, text="100-",bg="gainsboro")</text:p>
      <text:p text:style-name="P6"><text:s text:c="12"/>txt.place(x=172,y=139)</text:p>
      <text:p text:style-name="P6"><text:s text:c="12"/>txt=Label(fenetre2, text="200-",bg="gainsboro")</text:p>
      <text:p text:style-name="P6"><text:s text:c="12"/>txt.place(x=172,y=239)</text:p>
      <text:p text:style-name="P6"><text:s text:c="12"/>txt=Label(fenetre2, text="300-",bg="gainsboro")</text:p>
      <text:p text:style-name="P6"><text:s text:c="12"/>txt.place(x=172,y=339)</text:p>
      <text:p text:style-name="P6"><text:soft-page-break/><text:s text:c="12"/>txt=Label(fenetre2, text="400-",bg="gainsboro")</text:p>
      <text:p text:style-name="P6"><text:s text:c="12"/>txt.place(x=172,y=439)</text:p>
      <text:p text:style-name="P6"><text:s text:c="12"/>txt=Label(fenetre2, text="500-",bg="gainsboro")</text:p>
      <text:p text:style-name="P6"><text:s text:c="12"/>txt.place(x=172,y=539)</text:p>
      <text:p text:style-name="P6"/>
      <text:p text:style-name="P6"/>
      <text:p text:style-name="P6"/>
      <text:p text:style-name="P6"><text:s text:c="12"/>"""Fonction"""</text:p>
      <text:p text:style-name="P6"><text:s text:c="12"/>#ouvrir image</text:p>
      <text:p text:style-name="P6"><text:s text:c="12"/>def ouvrir():</text:p>
      <text:p text:style-name="P6"><text:s text:c="16"/>global Cn,Im</text:p>
      <text:p text:style-name="P6"><text:s text:c="16"/>global Candessin1,Im,fichier</text:p>
      <text:p text:style-name="P6"><text:s text:c="16"/>fichier=str()</text:p>
      <text:p text:style-name="P6"><text:s text:c="16"/>fichier=askopenfilename()</text:p>
      <text:p text:style-name="P6"><text:s text:c="16"/>Im=Image.open(fichier)</text:p>
      <text:p text:style-name="P6"><text:s text:c="16"/>Cn=Im.resize((790,490))</text:p>
      <text:p text:style-name="P6"><text:s text:c="16"/>Candessin1.image=ImageTk.PhotoImage(Cn)</text:p>
      <text:p text:style-name="P6"><text:s text:c="16"/>Candessin1.create_image(0,0,image=Candessin1.image,anchor='nw')</text:p>
      <text:p text:style-name="P6"/>
      <text:p text:style-name="P6"><text:s text:c="12"/>#sauvegarder image (fonctionne pas)</text:p>
      <text:p text:style-name="P6"><text:s text:c="12"/>def save():</text:p>
      <text:p text:style-name="P6"><text:s text:c="16"/>Im=Image.open(fichier)</text:p>
      <text:p text:style-name="P6"><text:s text:c="16"/>data= list(Im.getdata())</text:p>
      <text:p text:style-name="P6"><text:s text:c="16"/>mdata=[]</text:p>
      <text:p text:style-name="P6"><text:s text:c="16"/>i=0</text:p>
      <text:p text:style-name="P6"><text:s text:c="16"/>while i &lt;= len(data)-1:</text:p>
      <text:p text:style-name="P6"><text:s text:c="19"/>R= data[i][0]</text:p>
      <text:p text:style-name="P6"><text:s text:c="19"/>V= data[i][1]</text:p>
      <text:p text:style-name="P6"><text:s text:c="19"/>B= data[i][2]</text:p>
      <text:p text:style-name="P6"><text:s text:c="19"/>mdata.append((R,V,B))</text:p>
      <text:p text:style-name="P6"><text:s text:c="19"/>i=i+1</text:p>
      <text:p text:style-name="P6"><text:soft-page-break/></text:p>
      <text:p text:style-name="P6"><text:s text:c="16"/>imNew= Image.new(Im.mode,Im.size)</text:p>
      <text:p text:style-name="P6"><text:s text:c="16"/>imNew.putdata(mdata)</text:p>
      <text:p text:style-name="P6"><text:s text:c="16"/>png=options={}</text:p>
      <text:p text:style-name="P6"><text:s text:c="16"/>options['defaultextension']='.png'</text:p>
      <text:p text:style-name="P6"><text:s text:c="16"/>save=asksaveasfile('w',**png)</text:p>
      <text:p text:style-name="P6"><text:s text:c="16"/>imNew.save(save.name)</text:p>
      <text:p text:style-name="P6"><text:s text:c="16"/>askokcancel("Sauver dans",save)</text:p>
      <text:p text:style-name="P6"/>
      <text:p text:style-name="P6"><text:s text:c="12"/>#EFFACER CANVEVAS DESSIN</text:p>
      <text:p text:style-name="P6"><text:s text:c="12"/>def eff():</text:p>
      <text:p text:style-name="P6"><text:s text:c="16"/>Candessin1.delete(ALL)</text:p>
      <text:p text:style-name="P6"/>
      <text:p text:style-name="P6"/>
      <text:p text:style-name="P6"><text:s text:c="12"/># CHOIX POLICE + AFFICHAGE DU CHOIX</text:p>
      <text:p text:style-name="P6"><text:s text:c="12"/>##ARIANE</text:p>
      <text:p text:style-name="P6"><text:s text:c="12"/>def ariane():</text:p>
      <text:p text:style-name="P6"><text:s text:c="16"/>global police</text:p>
      <text:p text:style-name="P6"><text:s text:c="16"/>police="Arial"</text:p>
      <text:p text:style-name="P6"><text:s text:c="16"/>poli = Canvas(fenetre2,width=5,height=5,bg="red")</text:p>
      <text:p text:style-name="P6"><text:s text:c="16"/>poli.place(x=1115,y=298)</text:p>
      <text:p text:style-name="P6"><text:s text:c="16"/>poli2 = Canvas(fenetre2,width=10,height=10,bg="gainsboro")</text:p>
      <text:p text:style-name="P6"><text:s text:c="16"/>poli2.place(x=1115,y=358)</text:p>
      <text:p text:style-name="P6"><text:s text:c="16"/>poli2['highlightthickness']=0</text:p>
      <text:p text:style-name="P6"><text:s text:c="16"/>poli3 = Canvas(fenetre2,width=10,height=10,bg="gainsboro")</text:p>
      <text:p text:style-name="P6"><text:s text:c="16"/>poli3.place(x=1115,y=418)</text:p>
      <text:p text:style-name="P6"><text:s text:c="16"/>poli3['highlightthickness']=0</text:p>
      <text:p text:style-name="P6"/>
      <text:p text:style-name="P6"><text:s text:c="12"/>##ITALIC</text:p>
      <text:p text:style-name="P6"><text:s text:c="12"/>def italic():</text:p>
      <text:p text:style-name="P6"><text:s text:c="16"/>global police</text:p>
      <text:p text:style-name="P6"><text:soft-page-break/><text:s text:c="16"/>police="President 18 italic"</text:p>
      <text:p text:style-name="P6"><text:s text:c="16"/>poli = Canvas(fenetre2,width=10,height=10,bg="gainsboro")</text:p>
      <text:p text:style-name="P6"><text:s text:c="16"/>poli.place(x=1115,y=298)</text:p>
      <text:p text:style-name="P6"><text:s text:c="16"/>poli['highlightthickness']=0</text:p>
      <text:p text:style-name="P6"><text:s text:c="16"/>poli1 = Canvas(fenetre2,width=5,height=5,bg="red")</text:p>
      <text:p text:style-name="P6"><text:s text:c="16"/>poli1.place(x=1115,y=358)</text:p>
      <text:p text:style-name="P6"><text:s text:c="16"/>poli2 = Canvas(fenetre2,width=10,height=10,bg="gainsboro")</text:p>
      <text:p text:style-name="P6"><text:s text:c="16"/>poli2.place(x=1115,y=418)</text:p>
      <text:p text:style-name="P6"><text:s text:c="16"/>poli2['highlightthickness']=0</text:p>
      <text:p text:style-name="P6"/>
      <text:p text:style-name="P6"><text:s text:c="12"/>##GRAS</text:p>
      <text:p text:style-name="P6"><text:s text:c="12"/>def gras():</text:p>
      <text:p text:style-name="P6"><text:s text:c="16"/>global police</text:p>
      <text:p text:style-name="P6"><text:s text:c="16"/>police="Verdana 14 bold"</text:p>
      <text:p text:style-name="P6"><text:s text:c="16"/>poli = Canvas(fenetre2,width=10,height=10,bg="gainsboro")</text:p>
      <text:p text:style-name="P6"><text:s text:c="16"/>poli.place(x=1115,y=298)</text:p>
      <text:p text:style-name="P6"><text:s text:c="16"/>poli['highlightthickness']=0</text:p>
      <text:p text:style-name="P6"><text:s text:c="16"/>poli2 = Canvas(fenetre2,width=10,height=10,bg="gainsboro")</text:p>
      <text:p text:style-name="P6"><text:s text:c="16"/>poli2.place(x=1115,y=358)</text:p>
      <text:p text:style-name="P6"><text:s text:c="16"/>poli2['highlightthickness']=0</text:p>
      <text:p text:style-name="P6"><text:s text:c="16"/>poli3 = Canvas(fenetre2,width=5,height=5,bg="red")</text:p>
      <text:p text:style-name="P6"><text:s text:c="16"/>poli3.place(x=1115,y=418)</text:p>
      <text:p text:style-name="P6"/>
      <text:p text:style-name="P6"/>
      <text:p text:style-name="P6"><text:s text:c="12"/>#Texte</text:p>
      <text:p text:style-name="P6"><text:s text:c="12"/>## Horizontal</text:p>
      <text:p text:style-name="P6"><text:s text:c="12"/>def texte():</text:p>
      <text:p text:style-name="P6"><text:s text:c="16"/>global T</text:p>
      <text:p text:style-name="P6"><text:s text:c="16"/>A=(saisie1.get())</text:p>
      <text:p text:style-name="P6"><text:s text:c="16"/>B=int(saisie2.get())</text:p>
      <text:p text:style-name="P6"><text:s text:c="16"/>C=int(saisie3.get())</text:p>
      <text:p text:style-name="P6"><text:soft-page-break/><text:s text:c="16"/>cox=B</text:p>
      <text:p text:style-name="P6"><text:s text:c="16"/>coy=C</text:p>
      <text:p text:style-name="P6"><text:s text:c="16"/>T=Candessin1.create_text(10,10,width=0,text=A,font=police, fill=u)</text:p>
      <text:p text:style-name="P6"><text:s text:c="16"/>Candessin1.coords(T, cox,coy)</text:p>
      <text:p text:style-name="P6"/>
      <text:p text:style-name="P6"><text:s text:c="12"/>##Vertical</text:p>
      <text:p text:style-name="P6"><text:s text:c="12"/>def vert():</text:p>
      <text:p text:style-name="P6"><text:s text:c="16"/>global texte1</text:p>
      <text:p text:style-name="P6"><text:s text:c="16"/>A=(saisie1.get())</text:p>
      <text:p text:style-name="P6"><text:s text:c="16"/>B=int(saisie2.get())</text:p>
      <text:p text:style-name="P6"><text:s text:c="16"/>C=int(saisie3.get())</text:p>
      <text:p text:style-name="P6"><text:s text:c="16"/>cox=B</text:p>
      <text:p text:style-name="P6"><text:s text:c="16"/>coy=C</text:p>
      <text:p text:style-name="P6"><text:s text:c="16"/>texte1=Candessin1.create_text(10,10,width=10,text=A,font=police, fill=u)</text:p>
      <text:p text:style-name="P6"><text:s text:c="16"/>Candessin1.coords(texte1, cox,coy)</text:p>
      <text:p text:style-name="P6"/>
      <text:p text:style-name="P6"><text:s text:c="12"/>#Efface dernier texte ajoutee</text:p>
      <text:p text:style-name="P6"><text:s text:c="12"/>##horizontal</text:p>
      <text:p text:style-name="P6"><text:s text:c="12"/>def efftexteH():</text:p>
      <text:p text:style-name="P6"><text:s text:c="16"/>Candessin1.delete(T)</text:p>
      <text:p text:style-name="P6"/>
      <text:p text:style-name="P6"><text:s text:c="12"/>## Vertical</text:p>
      <text:p text:style-name="P6"><text:s text:c="12"/>def efftexteV():</text:p>
      <text:p text:style-name="P6"><text:s text:c="16"/>Candessin1.delete(texte1)</text:p>
      <text:p text:style-name="P6"/>
      <text:p text:style-name="P6"/>
      <text:p text:style-name="P6"><text:s text:c="12"/>#CHOIX COULEUR + Affichage Couleur choisit : augmentation du contour</text:p>
      <text:p text:style-name="P6"/>
      <text:p text:style-name="P6"><text:s text:c="12"/>def clic1(evt) :</text:p>
      <text:p text:style-name="P6"><text:s text:c="13"/>global u,w,Candessin1,x</text:p>
      <text:p text:style-name="P6"/>
      <text:p text:style-name="P6"><text:soft-page-break/><text:s text:c="13"/>##CHOIX COULEUR</text:p>
      <text:p text:style-name="P6"><text:s text:c="13"/>if evt.widget==Can1 :</text:p>
      <text:p text:style-name="P6"><text:s text:c="16"/>u="red"</text:p>
      <text:p text:style-name="P6"><text:s text:c="16"/>Can1['highlightthickness']=4</text:p>
      <text:p text:style-name="P6"><text:s text:c="16"/>Can2['highlightthickness']=2</text:p>
      <text:p text:style-name="P6"><text:s text:c="16"/>Can3['highlightthickness']=2</text:p>
      <text:p text:style-name="P6"><text:s text:c="16"/>Can33['highlightthickness']=2</text:p>
      <text:p text:style-name="P6"><text:s text:c="16"/>Can333['highlightthickness']=2</text:p>
      <text:p text:style-name="P6"><text:s text:c="16"/>Can44['highlightthickness']=2</text:p>
      <text:p text:style-name="P6"><text:s text:c="16"/>Can77['highlightthickness']=2</text:p>
      <text:p text:style-name="P6"><text:s text:c="16"/>Can88['highlightthickness']=2</text:p>
      <text:p text:style-name="P6"><text:s text:c="16"/>Cann1['highlightthickness']=2</text:p>
      <text:p text:style-name="P6"><text:s text:c="16"/>Cann2['highlightthickness']=2</text:p>
      <text:p text:style-name="P6"><text:s text:c="16"/>Cann3['highlightthickness']=2</text:p>
      <text:p text:style-name="P6"><text:s text:c="16"/>Cann33['highlightthickness']=2</text:p>
      <text:p text:style-name="P6"><text:s text:c="16"/>Cann333['highlightthickness']=2</text:p>
      <text:p text:style-name="P6"><text:s text:c="16"/>Cann44['highlightthickness']=2</text:p>
      <text:p text:style-name="P6"><text:s text:c="16"/>Cann55['highlightthickness']=2</text:p>
      <text:p text:style-name="P6"><text:s text:c="16"/>Cann66['highlightthickness']=2</text:p>
      <text:p text:style-name="P6"><text:s text:c="16"/>Can55['highlightthickness']=2</text:p>
      <text:p text:style-name="P6"><text:s text:c="16"/>Cann77['highlightthickness']=2</text:p>
      <text:p text:style-name="P6"><text:s text:c="16"/>Cannn1['highlightthickness']=2</text:p>
      <text:p text:style-name="P6"><text:s text:c="16"/>Cannn2['highlightthickness']=2</text:p>
      <text:p text:style-name="P6"><text:s text:c="16"/>Cann88['highlightthickness']=2</text:p>
      <text:p text:style-name="P6"><text:s text:c="16"/>Cannn3['highlightthickness']=2</text:p>
      <text:p text:style-name="P6"><text:s text:c="16"/>Cannn33['highlightthickness']=2</text:p>
      <text:p text:style-name="P6"><text:s text:c="16"/>Cannn333['highlightthickness']=2</text:p>
      <text:p text:style-name="P6"><text:s text:c="16"/>Cannn44['highlightthickness']=2</text:p>
      <text:p text:style-name="P6"><text:s text:c="16"/>Can66['highlightthickness']=2</text:p>
      <text:p text:style-name="P6"><text:s text:c="16"/>Cannn55['highlightthickness']=2</text:p>
      <text:p text:style-name="P6"><text:s text:c="16"/>Cannn66['highlightthickness']=2</text:p>
      <text:p text:style-name="P6"><text:soft-page-break/><text:s text:c="16"/>Cannn77['highlightthickness']=2</text:p>
      <text:p text:style-name="P6"><text:s text:c="16"/>Cannn88['highlightthickness']=2</text:p>
      <text:p text:style-name="P6"/>
      <text:p text:style-name="P6"><text:s text:c="13"/>if evt.widget==Can2 :</text:p>
      <text:p text:style-name="P6"><text:s text:c="20"/>u="Blue"</text:p>
      <text:p text:style-name="P6"><text:s text:c="20"/>Can1['highlightthickness']=2</text:p>
      <text:p text:style-name="P6"><text:s text:c="20"/>Can2['highlightthickness']=4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77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55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88['highlightthickness']=2</text:p>
      <text:p text:style-name="P6"><text:s text:c="20"/>Cannn44['highlightthickness']=2</text:p>
      <text:p text:style-name="P6"><text:soft-page-break/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/>
      <text:p text:style-name="P6"><text:s text:c="13"/>if evt.widget==Can3 :</text:p>
      <text:p text:style-name="P6"><text:s text:c="20"/>u="green"</text:p>
      <text:p text:style-name="P6"><text:s text:c="20"/>Can1['highlightthickness']=2</text:p>
      <text:p text:style-name="P6"><text:s text:c="20"/>Can55['highlightthickness']=2</text:p>
      <text:p text:style-name="P6"><text:s text:c="20"/>Can2['highlightthickness']=2</text:p>
      <text:p text:style-name="P6"><text:s text:c="20"/>Can3['highlightthickness']=4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77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oft-page-break/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88['highlightthickness']=2</text:p>
      <text:p text:style-name="P6"><text:s text:c="20"/>Can66['highlightthickness']=2</text:p>
      <text:p text:style-name="P6"><text:s text:c="20"/>Cannn88['highlightthickness']=2</text:p>
      <text:p text:style-name="P6"><text:s text:c="13"/>if evt.widget==Can33 :</text:p>
      <text:p text:style-name="P6"><text:s text:c="20"/>u="whit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4</text:p>
      <text:p text:style-name="P6"><text:s text:c="20"/>Can333['highlightthickness']=2</text:p>
      <text:p text:style-name="P6"><text:s text:c="20"/>Can66['highlightthickness']=2</text:p>
      <text:p text:style-name="P6"><text:s text:c="20"/>Can44['highlightthickness']=2</text:p>
      <text:p text:style-name="P6"><text:s text:c="20"/>Can77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55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oft-page-break/><text:s text:c="20"/>Cannn33['highlightthickness']=2</text:p>
      <text:p text:style-name="P6"><text:s text:c="20"/>Cann88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333 :</text:p>
      <text:p text:style-name="P6"><text:s text:c="20"/>u="black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4</text:p>
      <text:p text:style-name="P6"><text:s text:c="20"/>Can44['highlightthickness']=2</text:p>
      <text:p text:style-name="P6"><text:s text:c="20"/>Can77['highlightthickness']=2</text:p>
      <text:p text:style-name="P6"><text:s text:c="20"/>Can88['highlightthickness']=2</text:p>
      <text:p text:style-name="P6"><text:s text:c="20"/>Can55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66['highlightthickness']=2</text:p>
      <text:p text:style-name="P6"><text:s text:c="20"/>Cann88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oft-page-break/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/>
      <text:p text:style-name="P6"><text:s text:c="13"/>if evt.widget==Can44 :</text:p>
      <text:p text:style-name="P6"><text:s text:c="20"/>u="orang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4</text:p>
      <text:p text:style-name="P6"><text:s text:c="20"/>Can77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55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88['highlightthickness']=2</text:p>
      <text:p text:style-name="P6"><text:s text:c="20"/>Cann44['highlightthickness']=2</text:p>
      <text:p text:style-name="P6"><text:s text:c="20"/>Cann55['highlightthickness']=2</text:p>
      <text:p text:style-name="P6"><text:soft-page-break/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66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77 :</text:p>
      <text:p text:style-name="P6"><text:s text:c="20"/>u="brow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4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66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88['highlightthickness']=2</text:p>
      <text:p text:style-name="P6"><text:soft-page-break/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55 :</text:p>
      <text:p text:style-name="P6"><text:s text:c="20"/>u="yellow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4</text:p>
      <text:p text:style-name="P6"><text:s text:c="20"/>Can66['highlightthickness']=2</text:p>
      <text:p text:style-name="P6"><text:s text:c="20"/>Can77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oft-page-break/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88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66 :</text:p>
      <text:p text:style-name="P6"><text:s text:c="20"/>u="purpl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4</text:p>
      <text:p text:style-name="P6"><text:s text:c="20"/>Can88['highlightthickness']=2</text:p>
      <text:p text:style-name="P6"><text:s text:c="20"/>Cann1['highlightthickness']=2</text:p>
      <text:p text:style-name="P6"><text:soft-page-break/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88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88 :</text:p>
      <text:p text:style-name="P6"><text:s text:c="20"/>u="thistl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oft-page-break/><text:s text:c="20"/>Can88['highlightthickness']=4</text:p>
      <text:p text:style-name="P6"><text:s text:c="20"/>Cann1['highlightthickness']=2</text:p>
      <text:p text:style-name="P6"><text:s text:c="20"/>Cann88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1 :</text:p>
      <text:p text:style-name="P6"><text:s text:c="20"/>u="deep sky blu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oft-page-break/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4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2 :</text:p>
      <text:p text:style-name="P6"><text:s text:c="20"/>u="cya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oft-page-break/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4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3 :</text:p>
      <text:p text:style-name="P6"><text:s text:c="20"/>u="blueviolet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oft-page-break/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4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33 :</text:p>
      <text:p text:style-name="P6"><text:s text:c="20"/>u="lavender"</text:p>
      <text:p text:style-name="P6"><text:s text:c="20"/>Can1['highlightthickness']=2</text:p>
      <text:p text:style-name="P6"><text:soft-page-break/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4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333 :</text:p>
      <text:p text:style-name="P6"><text:soft-page-break/><text:s text:c="20"/>u="turquois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4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><text:soft-page-break/></text:p>
      <text:p text:style-name="P6"><text:s text:c="13"/>if evt.widget==Cann44:</text:p>
      <text:p text:style-name="P6"><text:s text:c="20"/>u="sandybrow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4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oft-page-break/><text:s text:c="20"/>Cannn77['highlightthickness']=2</text:p>
      <text:p text:style-name="P6"><text:s text:c="20"/>Cannn88['highlightthickness']=2</text:p>
      <text:p text:style-name="P6"/>
      <text:p text:style-name="P6"><text:s text:c="13"/>if evt.widget==Cann55 :</text:p>
      <text:p text:style-name="P6"><text:s text:c="20"/>u="lightpink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4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oft-page-break/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66 :</text:p>
      <text:p text:style-name="P6"><text:s text:c="20"/>u="lemonchiffo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4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oft-page-break/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77 :</text:p>
      <text:p text:style-name="P6"><text:s text:c="20"/>u="tomato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4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oft-page-break/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88 :</text:p>
      <text:p text:style-name="P6"><text:s text:c="20"/>u="coral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oft-page-break/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4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1 :</text:p>
      <text:p text:style-name="P6"><text:s text:c="20"/>u="indianred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oft-page-break/><text:s text:c="20"/>Cann77['highlightthickness']=2</text:p>
      <text:p text:style-name="P6"><text:s text:c="20"/>Cannn1['highlightthickness']=4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2 :</text:p>
      <text:p text:style-name="P6"><text:s text:c="20"/>u="ta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oft-page-break/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n1['highlightthickness']=2</text:p>
      <text:p text:style-name="P6"><text:s text:c="20"/>Cannn2['highlightthickness']=4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88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3 :</text:p>
      <text:p text:style-name="P6"><text:s text:c="20"/>u="mediumblu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oft-page-break/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4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33 :</text:p>
      <text:p text:style-name="P6"><text:s text:c="20"/>u="lightskyblu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oft-page-break/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4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333 :</text:p>
      <text:p text:style-name="P6"><text:s text:c="20"/>u="lightsteelblue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oft-page-break/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4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44 :</text:p>
      <text:p text:style-name="P6"><text:s text:c="20"/>u="palegreen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oft-page-break/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4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55 :</text:p>
      <text:p text:style-name="P6"><text:s text:c="20"/>u="darkgrey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oft-page-break/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4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66 :</text:p>
      <text:p text:style-name="P6"><text:s text:c="20"/>u="orangered"</text:p>
      <text:p text:style-name="P6"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oft-page-break/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4</text:p>
      <text:p text:style-name="P6"><text:s text:c="20"/>Cannn77['highlightthickness']=2</text:p>
      <text:p text:style-name="P6"><text:s text:c="20"/>Cannn88['highlightthickness']=2</text:p>
      <text:p text:style-name="P6"/>
      <text:p text:style-name="P6"><text:s text:c="13"/>if evt.widget==Cannn77 :</text:p>
      <text:p text:style-name="P6"><text:s text:c="20"/>u="lightgray"</text:p>
      <text:p text:style-name="P6"><text:s text:c="20"/>Can1['highlightthickness']=2</text:p>
      <text:p text:style-name="P6"><text:s text:c="20"/>Can2['highlightthickness']=2</text:p>
      <text:p text:style-name="P6"><text:soft-page-break/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4</text:p>
      <text:p text:style-name="P6"><text:s text:c="20"/>Cannn88['highlightthickness']=2</text:p>
      <text:p text:style-name="P6"/>
      <text:p text:style-name="P6"><text:s text:c="13"/>if evt.widget==Cannn88 :</text:p>
      <text:p text:style-name="P6"><text:s text:c="20"/>u="beige"</text:p>
      <text:p text:style-name="P6"><text:soft-page-break/><text:s text:c="20"/>Can1['highlightthickness']=2</text:p>
      <text:p text:style-name="P6"><text:s text:c="20"/>Can2['highlightthickness']=2</text:p>
      <text:p text:style-name="P6"><text:s text:c="20"/>Can3['highlightthickness']=2</text:p>
      <text:p text:style-name="P6"><text:s text:c="20"/>Can33['highlightthickness']=2</text:p>
      <text:p text:style-name="P6"><text:s text:c="20"/>Can333['highlightthickness']=2</text:p>
      <text:p text:style-name="P6"><text:s text:c="20"/>Can44['highlightthickness']=2</text:p>
      <text:p text:style-name="P6"><text:s text:c="20"/>Can55['highlightthickness']=2</text:p>
      <text:p text:style-name="P6"><text:s text:c="20"/>Can77['highlightthickness']=2</text:p>
      <text:p text:style-name="P6"><text:s text:c="20"/>Can66['highlightthickness']=2</text:p>
      <text:p text:style-name="P6"><text:s text:c="20"/>Can88['highlightthickness']=2</text:p>
      <text:p text:style-name="P6"><text:s text:c="20"/>Cann1['highlightthickness']=2</text:p>
      <text:p text:style-name="P6"><text:s text:c="20"/>Cann2['highlightthickness']=2</text:p>
      <text:p text:style-name="P6"><text:s text:c="20"/>Cann3['highlightthickness']=2</text:p>
      <text:p text:style-name="P6"><text:s text:c="20"/>Cann33['highlightthickness']=2</text:p>
      <text:p text:style-name="P6"><text:s text:c="20"/>Cann333['highlightthickness']=2</text:p>
      <text:p text:style-name="P6"><text:s text:c="20"/>Cann44['highlightthickness']=2</text:p>
      <text:p text:style-name="P6"><text:s text:c="20"/>Cann55['highlightthickness']=2</text:p>
      <text:p text:style-name="P6"><text:s text:c="20"/>Cann66['highlightthickness']=2</text:p>
      <text:p text:style-name="P6"><text:s text:c="20"/>Cann77['highlightthickness']=2</text:p>
      <text:p text:style-name="P6"><text:s text:c="20"/>Cann88['highlightthickness']=2</text:p>
      <text:p text:style-name="P6"><text:s text:c="20"/>Cannn1['highlightthickness']=2</text:p>
      <text:p text:style-name="P6"><text:s text:c="20"/>Cannn2['highlightthickness']=2</text:p>
      <text:p text:style-name="P6"><text:s text:c="20"/>Cannn3['highlightthickness']=2</text:p>
      <text:p text:style-name="P6"><text:s text:c="20"/>Cannn33['highlightthickness']=2</text:p>
      <text:p text:style-name="P6"><text:s text:c="20"/>Cannn333['highlightthickness']=2</text:p>
      <text:p text:style-name="P6"><text:s text:c="20"/>Cannn44['highlightthickness']=2</text:p>
      <text:p text:style-name="P6"><text:s text:c="20"/>Cannn55['highlightthickness']=2</text:p>
      <text:p text:style-name="P6"><text:s text:c="20"/>Cannn66['highlightthickness']=2</text:p>
      <text:p text:style-name="P6"><text:s text:c="20"/>Cannn77['highlightthickness']=2</text:p>
      <text:p text:style-name="P6"><text:s text:c="20"/>Cannn88['highlightthickness']=4</text:p>
      <text:p text:style-name="P6"/>
      <text:p text:style-name="P6"><text:soft-page-break/><text:s text:c="13"/>#ARRIERE PLAN- FOND UNI DE LA COULEUR CHOISIT</text:p>
      <text:p text:style-name="P6"><text:s text:c="13"/>if evt.widget==Cany:</text:p>
      <text:p text:style-name="P6"><text:s text:c="16"/>Candessin1.create_line(0,2000,0,0,fill=u,width=10000)</text:p>
      <text:p text:style-name="P6"/>
      <text:p text:style-name="P6"/>
      <text:p text:style-name="P6"><text:s text:c="13"/>#AFFICHAGE CRAYON CHOISIT - EPAISSEUR DU CONTOUR</text:p>
      <text:p text:style-name="P6"><text:s text:c="13"/>##GOMME</text:p>
      <text:p text:style-name="P6"><text:s text:c="13"/>if evt.widget==Can3333 :</text:p>
      <text:p text:style-name="P6"><text:s text:c="20"/>u="white"</text:p>
      <text:p text:style-name="P6"><text:s text:c="20"/>Can3333['highlightthickness']=5</text:p>
      <text:p text:style-name="P6"><text:s text:c="20"/>Can4['highlightthickness']=2</text:p>
      <text:p text:style-name="P6"><text:s text:c="20"/>Can5['highlightthickness']=2</text:p>
      <text:p text:style-name="P6"><text:s text:c="20"/>Can6['highlightthickness']=2</text:p>
      <text:p text:style-name="P6"><text:s text:c="20"/>Can7['highlightthickness']=2</text:p>
      <text:p text:style-name="P6"/>
      <text:p text:style-name="P6"><text:s text:c="13"/>##CRAYON FIN</text:p>
      <text:p text:style-name="P6"><text:s text:c="13"/>if evt.widget==Can4:</text:p>
      <text:p text:style-name="P6"><text:s text:c="20"/>w=1</text:p>
      <text:p text:style-name="P6"><text:s text:c="20"/>Can4['highlightthickness']=5</text:p>
      <text:p text:style-name="P6"><text:s text:c="20"/>Can5['highlightthickness']=2</text:p>
      <text:p text:style-name="P6"><text:s text:c="20"/>Can6['highlightthickness']=2</text:p>
      <text:p text:style-name="P6"><text:s text:c="20"/>Can3333['highlightthickness']=2</text:p>
      <text:p text:style-name="P6"><text:s text:c="20"/>Can7['highlightthickness']=2</text:p>
      <text:p text:style-name="P6"/>
      <text:p text:style-name="P6"><text:s text:c="13"/>##CRAYON MOYEN</text:p>
      <text:p text:style-name="P6"><text:s text:c="13"/>if evt.widget==Can5 :</text:p>
      <text:p text:style-name="P6"><text:s text:c="20"/>w=3</text:p>
      <text:p text:style-name="P6"><text:s text:c="20"/>Can4['highlightthickness']=2</text:p>
      <text:p text:style-name="P6"><text:s text:c="20"/>Can5['highlightthickness']=5</text:p>
      <text:p text:style-name="P6"><text:s text:c="20"/>Can6['highlightthickness']=2</text:p>
      <text:p text:style-name="P6"><text:s text:c="20"/>Can7['highlightthickness']=2</text:p>
      <text:p text:style-name="P6"><text:soft-page-break/><text:s text:c="20"/>Can3333['highlightthickness']=2</text:p>
      <text:p text:style-name="P6"/>
      <text:p text:style-name="P6"><text:s text:c="13"/>##CRAYON EPAIS</text:p>
      <text:p text:style-name="P6"><text:s text:c="13"/>if evt.widget==Can6 :</text:p>
      <text:p text:style-name="P6"><text:s text:c="20"/>w=5</text:p>
      <text:p text:style-name="P6"><text:s text:c="20"/>Can4['highlightthickness']=2</text:p>
      <text:p text:style-name="P6"><text:s text:c="20"/>Can5['highlightthickness']=2</text:p>
      <text:p text:style-name="P6"><text:s text:c="20"/>Can6['highlightthickness']=5</text:p>
      <text:p text:style-name="P6"><text:s text:c="20"/>Can3333['highlightthickness']=2</text:p>
      <text:p text:style-name="P6"><text:s text:c="20"/>Can7['highlightthickness']=2</text:p>
      <text:p text:style-name="P6"/>
      <text:p text:style-name="P6"><text:s text:c="13"/>##CRAYON TRES EPAIS</text:p>
      <text:p text:style-name="P6"><text:s text:c="13"/>if evt.widget==Can7 :</text:p>
      <text:p text:style-name="P6"><text:s text:c="20"/>w=10</text:p>
      <text:p text:style-name="P6"><text:s text:c="20"/>Can3333['highlightthickness']=2</text:p>
      <text:p text:style-name="P6"><text:s text:c="20"/>Can4['highlightthickness']=2</text:p>
      <text:p text:style-name="P6"><text:s text:c="20"/>Can5['highlightthickness']=2</text:p>
      <text:p text:style-name="P6"><text:s text:c="20"/>Can6['highlightthickness']=2</text:p>
      <text:p text:style-name="P6"><text:s text:c="20"/>Can7['highlightthickness']=5</text:p>
      <text:p text:style-name="P6"/>
      <text:p text:style-name="P6"/>
      <text:p text:style-name="P6"><text:s text:c="12"/>#FONCTIONS PRINCIPALES DESSIN</text:p>
      <text:p text:style-name="P6"><text:s text:c="12"/>##SI CLIC GAUCHE ENFONCE</text:p>
      <text:p text:style-name="P6"><text:s text:c="12"/>def b1down(evt):</text:p>
      <text:p text:style-name="P6"><text:s text:c="20"/>global b1</text:p>
      <text:p text:style-name="P6"><text:s text:c="20"/>b1 = "down"</text:p>
      <text:p text:style-name="P6"><text:s text:c="20"/>xold=1</text:p>
      <text:p text:style-name="P6"><text:s text:c="20"/>yold=1</text:p>
      <text:p text:style-name="P6"/>
      <text:p text:style-name="P6"><text:s text:c="12"/>##SI CLIC GAUCHE RELACHE</text:p>
      <text:p text:style-name="P6"><text:s text:c="12"/>def b1up(evt):</text:p>
      <text:p text:style-name="P6"><text:soft-page-break/><text:s text:c="20"/>global b1, xold, yold</text:p>
      <text:p text:style-name="P6"><text:s text:c="20"/>b1 = "up"</text:p>
      <text:p text:style-name="P6"><text:s text:c="20"/>xold = None</text:p>
      <text:p text:style-name="P6"><text:s text:c="20"/>yold = None</text:p>
      <text:p text:style-name="P6"/>
      <text:p text:style-name="P6"><text:s text:c="12"/>##MOUVEMEN DE LA SOURIS</text:p>
      <text:p text:style-name="P6"><text:s text:c="12"/>def motion(evt):</text:p>
      <text:p text:style-name="P6"><text:s text:c="20"/>if b1 == "down":</text:p>
      <text:p text:style-name="P6"><text:s text:c="24"/>global xold, yold</text:p>
      <text:p text:style-name="P6"><text:s text:c="24"/>if xold != None and yold != None:</text:p>
      <text:p text:style-name="P6"><text:s text:c="28"/>Candessin1.create_line(xold,yold,evt.x,evt.y,fill=u,width=w)</text:p>
      <text:p text:style-name="P6"><text:s text:c="24"/>xold = evt.x</text:p>
      <text:p text:style-name="P6"><text:s text:c="24"/>yold = evt.y</text:p>
      <text:p text:style-name="P6"/>
      <text:p text:style-name="P6"/>
      <text:p text:style-name="P6"/>
      <text:p text:style-name="P6"><text:s text:c="12"/>##COULEURS SUPPLEMENTAIRE CRAYON</text:p>
      <text:p text:style-name="P6"><text:s text:c="12"/>def coul():</text:p>
      <text:p text:style-name="P6"><text:s text:c="20"/>global Cann1,Cann2,Cann3,Cann33,Cann333,Cann44,Cann55,Cann66,Cann77,Cann88,Cannn1,Cannn2,Cannn3,Cann33,Cannn33,Cannn333,Cannn44,Cannn55,Cannn66,Cannn77,Cannn88</text:p>
      <text:p text:style-name="P6"><text:s text:c="20"/>cann = Canvas(fenetre2,width=95,height=320,bg="white")</text:p>
      <text:p text:style-name="P6"><text:s text:c="20"/>cann.place(x=70,y=10)</text:p>
      <text:p text:style-name="P6"><text:s text:c="20"/>Cann1 = Canvas(fenetre2,width=20,height=20,bg="deep sky blue")</text:p>
      <text:p text:style-name="P6"><text:s text:c="20"/>Cann1.place(x=80,y=30)</text:p>
      <text:p text:style-name="P6"><text:s text:c="20"/>Cann2 = Canvas(fenetre2,width=20,height=20,bg="cyan")</text:p>
      <text:p text:style-name="P6"><text:s text:c="20"/>Cann2.place(x=80,y=60)</text:p>
      <text:p text:style-name="P6"><text:s text:c="20"/>Cann3 = Canvas(fenetre2,width=20,height=20,bg="blueviolet")</text:p>
      <text:p text:style-name="P6"><text:s text:c="20"/>Cann3.place(x=80,y=90)</text:p>
      <text:p text:style-name="P6"><text:s text:c="20"/>Cann33 = Canvas(fenetre2,width=20,height=20,bg="lavender")</text:p>
      <text:p text:style-name="P6"><text:s text:c="20"/>Cann33.place(x=80,y=120)</text:p>
      <text:p text:style-name="P6"><text:soft-page-break/><text:s text:c="20"/>Cann333 = Canvas(fenetre2,width=20,height=20,bg="turquoise")</text:p>
      <text:p text:style-name="P6"><text:s text:c="20"/>Cann333.place(x=80,y=150)</text:p>
      <text:p text:style-name="P6"><text:s text:c="20"/>Cann44 = Canvas(fenetre2,width=20,height=20,bg="sandybrown")</text:p>
      <text:p text:style-name="P6"><text:s text:c="20"/>Cann44.place(x=80,y=180)</text:p>
      <text:p text:style-name="P6"><text:s text:c="20"/>Cann55 = Canvas(fenetre2,width=20,height=20,bg="lightpink")</text:p>
      <text:p text:style-name="P6"><text:s text:c="20"/>Cann55.place(x=80,y=210)</text:p>
      <text:p text:style-name="P6"><text:s text:c="20"/>Cann66 = Canvas(fenetre2,width=20,height=20,bg="lemonchiffon")</text:p>
      <text:p text:style-name="P6"><text:s text:c="20"/>Cann66.place(x=80,y=240)</text:p>
      <text:p text:style-name="P6"><text:s text:c="20"/>Cann77 = Canvas(fenetre2,width=20,height=20,bg="tomato")</text:p>
      <text:p text:style-name="P6"><text:s text:c="20"/>Cann77.place(x=80,y=270)</text:p>
      <text:p text:style-name="P6"><text:s text:c="20"/>Cann88 = Canvas(fenetre2,width=20,height=20,bg="coral")</text:p>
      <text:p text:style-name="P6"><text:s text:c="20"/>Cann88.place(x=80,y=300)</text:p>
      <text:p text:style-name="P6"><text:s text:c="20"/>Cannn1 = Canvas(fenetre2,width=20,height=20,bg="indianred")</text:p>
      <text:p text:style-name="P6"><text:s text:c="20"/>Cannn1.place(x=115,y=30)</text:p>
      <text:p text:style-name="P6"><text:s text:c="20"/>Cannn2 = Canvas(fenetre2,width=20,height=20,bg="tan")</text:p>
      <text:p text:style-name="P6"><text:s text:c="20"/>Cannn2.place(x=115,y=60)</text:p>
      <text:p text:style-name="P6"><text:s text:c="20"/>Cannn3 = Canvas(fenetre2,width=20,height=20,bg="mediumblue")</text:p>
      <text:p text:style-name="P6"><text:s text:c="20"/>Cannn3.place(x=115,y=90)</text:p>
      <text:p text:style-name="P6"><text:s text:c="20"/>Cannn33 = Canvas(fenetre2,width=20,height=20,bg="lightskyblue")</text:p>
      <text:p text:style-name="P6"><text:s text:c="20"/>Cannn33.place(x=115,y=120)</text:p>
      <text:p text:style-name="P6"><text:s text:c="20"/>Cannn333 = Canvas(fenetre2,width=20,height=20,bg="lightsteelblue")</text:p>
      <text:p text:style-name="P6"><text:s text:c="20"/>Cannn333.place(x=115,y=150)</text:p>
      <text:p text:style-name="P6"><text:s text:c="20"/>Cannn44 = Canvas(fenetre2,width=20,height=20,bg="palegreen")</text:p>
      <text:p text:style-name="P6"><text:s text:c="20"/>Cannn44.place(x=115,y=180)</text:p>
      <text:p text:style-name="P6"><text:s text:c="20"/>Cannn55 = Canvas(fenetre2,width=20,height=20,bg="darkgrey")</text:p>
      <text:p text:style-name="P6"><text:s text:c="20"/>Cannn55.place(x=115,y=210)</text:p>
      <text:p text:style-name="P6"><text:s text:c="20"/>Cannn66 = Canvas(fenetre2,width=20,height=20,bg="orangered")</text:p>
      <text:p text:style-name="P6"><text:s text:c="20"/>Cannn66.place(x=115,y=240)</text:p>
      <text:p text:style-name="P6"><text:s text:c="20"/>Cannn77 = Canvas(fenetre2,width=20,height=20,bg="lightgray")</text:p>
      <text:p text:style-name="P6"><text:s text:c="20"/>Cannn77.place(x=115,y=270)</text:p>
      <text:p text:style-name="P6"><text:s text:c="20"/>Cannn88 = Canvas(fenetre2,width=20,height=20,bg="beige")</text:p>
      <text:p text:style-name="P6"><text:soft-page-break/><text:s text:c="20"/>Cannn88.place(x=115,y=300)</text:p>
      <text:p text:style-name="P6"><text:s text:c="20"/>button1= Button(fenetre2, text="X",command=clear)</text:p>
      <text:p text:style-name="P6"><text:s text:c="20"/>button1.place(x=150,y=10)</text:p>
      <text:p text:style-name="P6"/>
      <text:p text:style-name="P6"><text:s text:c="12"/>#FERME : CHOIX DES COULEURS SUPPLEMENTAIRES</text:p>
      <text:p text:style-name="P6"><text:s text:c="12"/>def clear():</text:p>
      <text:p text:style-name="P6"><text:s text:c="16"/>Canh = Canvas(fenetre2,width=100,height=330,bg="gainsboro")</text:p>
      <text:p text:style-name="P6"><text:s text:c="16"/>Canh.place(x=70,y=10)</text:p>
      <text:p text:style-name="P6"><text:s text:c="16"/>Canh['highlightthickness']=0</text:p>
      <text:p text:style-name="P6"/>
      <text:p text:style-name="P6"><text:s text:c="12"/>#EFFACE DONNEES POUR LE TEXTE</text:p>
      <text:p text:style-name="P6"><text:s text:c="12"/>def ef():</text:p>
      <text:p text:style-name="P6"><text:s text:c="16"/>saisie1.delete(0,END)</text:p>
      <text:p text:style-name="P6"><text:s text:c="16"/>saisie2.delete(0,END)</text:p>
      <text:p text:style-name="P6"><text:s text:c="16"/>saisie3.delete(0,END)</text:p>
      <text:p text:style-name="P6"/>
      <text:p text:style-name="P6"><text:s text:c="12"/>"""MANUBAR"""</text:p>
      <text:p text:style-name="P6"><text:s text:c="12"/># Creation barre-Menu</text:p>
      <text:p text:style-name="P6"><text:s text:c="12"/>menubar = Menu(fenetre2)</text:p>
      <text:p text:style-name="P6"><text:s text:c="12"/>menu1 = Menu(menubar, tearoff=0)</text:p>
      <text:p text:style-name="P6"><text:s text:c="12"/>menu1.add_command(label="Ouvrir",command=ouvrir)</text:p>
      <text:p text:style-name="P6"><text:s text:c="12"/>menu1.add_separator()</text:p>
      <text:p text:style-name="P6"><text:s text:c="12"/>menu1.add_command(label="Enregister image",command=save)</text:p>
      <text:p text:style-name="P6"><text:s text:c="12"/>menu1.add_separator()</text:p>
      <text:p text:style-name="P6"><text:s text:c="12"/>menu1.add_command(label="Quitter", command=fenetre2.destroy)</text:p>
      <text:p text:style-name="P6"><text:s text:c="12"/>menubar.add_cascade(label="Fichier", menu=menu1)</text:p>
      <text:p text:style-name="P6"><text:s text:c="12"/>menu2 = Menu(menubar, tearoff=0)</text:p>
      <text:p text:style-name="P6"><text:s text:c="12"/>menu2.add_command(label="Effacer",command=eff)</text:p>
      <text:p text:style-name="P6"><text:s text:c="12"/>menubar.add_cascade(label="Effacer", menu=menu2)</text:p>
      <text:p text:style-name="P6"><text:s text:c="12"/>fenetre2.config(menu=menubar)</text:p>
      <text:p text:style-name="P6"/>
      <text:p text:style-name="P6"><text:soft-page-break/></text:p>
      <text:p text:style-name="P6"><text:s text:c="12"/>"""Activation fonction"""</text:p>
      <text:p text:style-name="P6"/>
      <text:p text:style-name="P6"/>
      <text:p text:style-name="P6"><text:s text:c="12"/>#CHANGER COULEUR ET EPAISSEUR DU CHOIX</text:p>
      <text:p text:style-name="P6"><text:s text:c="12"/>if'&lt;ButtonPress-1&gt;':</text:p>
      <text:p text:style-name="P6"><text:s text:c="16"/>fenetre2.bind('&lt;ButtonPress-1&gt;',clic1)</text:p>
      <text:p text:style-name="P6"/>
      <text:p text:style-name="P6"><text:s text:c="12"/>#FONCTION PRINCIPAL DESSIN</text:p>
      <text:p text:style-name="P6"><text:s text:c="12"/>Candessin1.bind("&lt;Motion&gt;", motion)</text:p>
      <text:p text:style-name="P6"><text:s text:c="12"/>Candessin1.bind("&lt;ButtonPress-1&gt;", b1down)</text:p>
      <text:p text:style-name="P6"><text:s text:c="12"/>Candessin1.bind("&lt;ButtonRelease-1&gt;", b1up)</text:p>
      <text:p text:style-name="P6"/>
      <text:p text:style-name="P6"/>
      <text:p text:style-name="P6"><text:s text:c="12"/>"""Bouttons"""</text:p>
      <text:p text:style-name="P6"/>
      <text:p text:style-name="P6"><text:s text:c="12"/>#COULEURS SUPPLEMENTAIRES</text:p>
      <text:p text:style-name="P6"><text:s text:c="12"/>button= Button(fenetre2, text=" &gt;&gt; ",command=coul)</text:p>
      <text:p text:style-name="P6"><text:s text:c="12"/>button.place(x=5,y=10)</text:p>
      <text:p text:style-name="P6"/>
      <text:p text:style-name="P6"><text:s text:c="12"/>#TEXTE</text:p>
      <text:p text:style-name="P6"><text:s text:c="12"/>B=Button(fenetre2, text=" texte horizontal ",command=texte)</text:p>
      <text:p text:style-name="P6"><text:s text:c="12"/>B.place(x=1010,y=170)</text:p>
      <text:p text:style-name="P6"><text:s text:c="12"/>B=Button(fenetre2, text="Annuler texte",command=efftexteH)</text:p>
      <text:p text:style-name="P6"><text:s text:c="12"/>B.place(x=1010,y=220)</text:p>
      <text:p text:style-name="P6"><text:s text:c="12"/>B=Button(fenetre2, text="Annuler texte",command=efftexteV)</text:p>
      <text:p text:style-name="P6"><text:s text:c="12"/>B.place(x=1115,y=220)</text:p>
      <text:p text:style-name="P6"><text:s text:c="12"/>button11= Button(fenetre2, text="✓",command=ariane)</text:p>
      <text:p text:style-name="P6"><text:s text:c="12"/>button11.place(x=1080,y=290)</text:p>
      <text:p text:style-name="P6"><text:s text:c="12"/>button12= Button(fenetre2, text="✓",command=italic)</text:p>
      <text:p text:style-name="P6"><text:s text:c="12"/>button12.place(x=1080,y=350)</text:p>
      <text:p text:style-name="P6"><text:soft-page-break/><text:s text:c="12"/>button13= Button(fenetre2, text="✓",command=gras)</text:p>
      <text:p text:style-name="P6"><text:s text:c="12"/>button13.place(x=1080,y=410)</text:p>
      <text:p text:style-name="P6"><text:s text:c="12"/>button16= Button(fenetre2, text="texte vertical",command=vert)</text:p>
      <text:p text:style-name="P6"><text:s text:c="12"/>button16.place(x=1120,y=170)</text:p>
      <text:p text:style-name="P6"><text:s text:c="12"/>button17= Button(fenetre2, text="X",command=ef)</text:p>
      <text:p text:style-name="P6"><text:s text:c="12"/>button17.place(x=1169,y=50)</text:p>
      <text:p text:style-name="P6"/>
      <text:p text:style-name="P6"><text:s text:c="12"/>Fenetre.mainloop()</text:p>
      <text:p text:style-name="P6"/>
      <text:p text:style-name="P6">""""""""""""""""""""""""""""""""""""""""""""""""""""""""""""""""""""""""</text:p>
      <text:p text:style-name="P6"/>
      <text:p text:style-name="P6">"""FENETRE PRINCIPALE"""</text:p>
      <text:p text:style-name="P6"/>
      <text:p text:style-name="P6">#DEPLACEMENT SOURIS</text:p>
      <text:p text:style-name="P6">Fond.bind('&lt;Motion&gt;',deplace)</text:p>
      <text:p text:style-name="P6">Fond.bind('&lt;ButtonPress-1&gt;',Fonction)</text:p>
      <text:p text:style-name="P6">Fenetre.mainloop(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20:46:15.663000000</meta:creation-date>
    <dc:date>2017-05-29T13:32:43.709000000</dc:date>
    <meta:editing-duration>PT14M39S</meta:editing-duration>
    <meta:editing-cycles>3</meta:editing-cycles>
    <meta:generator>LibreOffice/5.1.0.3$Windows_x86 LibreOffice_project/5e3e00a007d9b3b6efb6797a8b8e57b51ab1f737</meta:generator>
    <meta:document-statistic meta:table-count="0" meta:image-count="0" meta:object-count="0" meta:page-count="65" meta:paragraph-count="1827" meta:word-count="2771" meta:character-count="82826" meta:non-whitespace-character-count="51673"/>
  </office:meta>
</office:document-meta>
</file>